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4.658cm" fo:margin-left="0.116cm" table:align="left"/>
    </style:style>
    <style:style style:name="Table24.A" style:family="table-column">
      <style:table-column-properties style:column-width="4.868cm"/>
    </style:style>
    <style:style style:name="Table24.B" style:family="table-column">
      <style:table-column-properties style:column-width="6.033cm"/>
    </style:style>
    <style:style style:name="Table24.C" style:family="table-column">
      <style:table-column-properties style:column-width="3.757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6.747cm" fo:margin-left="2.895cm" table:align="left"/>
    </style:style>
    <style:style style:name="Table13.A" style:family="table-column">
      <style:table-column-properties style:column-width="2.699cm"/>
    </style:style>
    <style:style style:name="Table13.B" style:family="table-column">
      <style:table-column-properties style:column-width="4.048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7.594cm" fo:margin-left="2.577cm" table:align="left"/>
    </style:style>
    <style:style style:name="Table14.A" style:family="table-column">
      <style:table-column-properties style:column-width="3.016cm"/>
    </style:style>
    <style:style style:name="Table14.B" style:family="table-column">
      <style:table-column-properties style:column-width="4.57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372cm" fo:margin-left="0.884cm" table:align="left"/>
    </style:style>
    <style:style style:name="Table15.A" style:family="table-column">
      <style:table-column-properties style:column-width="5.001cm"/>
    </style:style>
    <style:style style:name="Table15.B" style:family="table-column">
      <style:table-column-properties style:column-width="5.847cm"/>
    </style:style>
    <style:style style:name="Table15.C" style:family="table-column">
      <style:table-column-properties style:column-width="4.524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.217cm" fo:margin-left="2.365cm" table:align="left"/>
    </style:style>
    <style:style style:name="Table11.A" style:family="table-column">
      <style:table-column-properties style:column-width="1.217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445cm" fo:margin-left="2.26cm" table:align="left"/>
    </style:style>
    <style:style style:name="Table1.A" style:family="table-column">
      <style:table-column-properties style:column-width="1.852cm"/>
    </style:style>
    <style:style style:name="Table1.B" style:family="table-column">
      <style:table-column-properties style:column-width="1.244cm"/>
    </style:style>
    <style:style style:name="Table1.C" style:family="table-column">
      <style:table-column-properties style:column-width="1.191cm"/>
    </style:style>
    <style:style style:name="Table1.D" style:family="table-column">
      <style:table-column-properties style:column-width="1.058cm"/>
    </style:style>
    <style:style style:name="Table1.E" style:family="table-column">
      <style:table-column-properties style:column-width="1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456cm" fo:margin-left="2.26cm" table:align="left"/>
    </style:style>
    <style:style style:name="Table2.A" style:family="table-column">
      <style:table-column-properties style:column-width="1.826cm"/>
    </style:style>
    <style:style style:name="Table2.B" style:family="table-column">
      <style:table-column-properties style:column-width="1.244cm"/>
    </style:style>
    <style:style style:name="Table2.C" style:family="table-column">
      <style:table-column-properties style:column-width="1.191cm"/>
    </style:style>
    <style:style style:name="Table2.D" style:family="table-column">
      <style:table-column-properties style:column-width="1.085cm"/>
    </style:style>
    <style:style style:name="Table2.E" style:family="table-column">
      <style:table-column-properties style:column-width="1.1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.472cm" fo:margin-left="2.233cm" table:align="left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1.217cm"/>
    </style:style>
    <style:style style:name="Table7.C" style:family="table-column">
      <style:table-column-properties style:column-width="1.164cm"/>
    </style:style>
    <style:style style:name="Table7.D" style:family="table-column">
      <style:table-column-properties style:column-width="1.085cm"/>
    </style:style>
    <style:style style:name="Table7.E" style:family="table-column">
      <style:table-column-properties style:column-width="1.10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.498cm" fo:margin-left="2.207cm" table:align="left"/>
    </style:style>
    <style:style style:name="Table8.A" style:family="table-column">
      <style:table-column-properties style:column-width="1.958cm"/>
    </style:style>
    <style:style style:name="Table8.B" style:family="table-column">
      <style:table-column-properties style:column-width="1.191cm"/>
    </style:style>
    <style:style style:name="Table8.C" style:family="table-column">
      <style:table-column-properties style:column-width="1.164cm"/>
    </style:style>
    <style:style style:name="Table8.D" style:family="table-column">
      <style:table-column-properties style:column-width="1.085cm"/>
    </style:style>
    <style:style style:name="Table8.E" style:family="table-column">
      <style:table-column-properties style:column-width="1.10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8cm" fo:margin-left="3.45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323cm"/>
    </style:style>
    <style:style style:name="Table3.C" style:family="table-column">
      <style:table-column-properties style:column-width="1.164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1.41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08cm" fo:margin-left="3.424cm" table:align="left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.296cm"/>
    </style:style>
    <style:style style:name="Table4.C" style:family="table-column">
      <style:table-column-properties style:column-width="1.191cm"/>
    </style:style>
    <style:style style:name="Table4.D" style:family="table-column">
      <style:table-column-properties style:column-width="1.111cm"/>
    </style:style>
    <style:style style:name="Table4.E" style:family="table-column">
      <style:table-column-properties style:column-width="1.39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7.054cm" fo:margin-left="3.424cm" table:align="left"/>
    </style:style>
    <style:style style:name="Table9.A" style:family="table-column">
      <style:table-column-properties style:column-width="2.09cm"/>
    </style:style>
    <style:style style:name="Table9.B" style:family="table-column">
      <style:table-column-properties style:column-width="1.296cm"/>
    </style:style>
    <style:style style:name="Table9.C" style:family="table-column">
      <style:table-column-properties style:column-width="1.191cm"/>
    </style:style>
    <style:style style:name="Table9.D" style:family="table-column">
      <style:table-column-properties style:column-width="1.111cm"/>
    </style:style>
    <style:style style:name="Table9.E" style:family="table-column">
      <style:table-column-properties style:column-width="1.36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054cm" fo:margin-left="3.424cm" table:align="left"/>
    </style:style>
    <style:style style:name="Table10.A" style:family="table-column">
      <style:table-column-properties style:column-width="2.09cm"/>
    </style:style>
    <style:style style:name="Table10.B" style:family="table-column">
      <style:table-column-properties style:column-width="1.296cm"/>
    </style:style>
    <style:style style:name="Table10.C" style:family="table-column">
      <style:table-column-properties style:column-width="1.217cm"/>
    </style:style>
    <style:style style:name="Table10.D" style:family="table-column">
      <style:table-column-properties style:column-width="1.085cm"/>
    </style:style>
    <style:style style:name="Table10.E" style:family="table-column">
      <style:table-column-properties style:column-width="1.36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096cm" fo:margin-left="1.307cm" table:align="left"/>
    </style:style>
    <style:style style:name="Table5.A" style:family="table-column">
      <style:table-column-properties style:column-width="3.069cm"/>
    </style:style>
    <style:style style:name="Table5.B" style:family="table-column">
      <style:table-column-properties style:column-width="5.02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7.541cm" fo:margin-left="1.413cm" table:align="left"/>
    </style:style>
    <style:style style:name="Table6.A" style:family="table-column">
      <style:table-column-properties style:column-width="1.931cm"/>
    </style:style>
    <style:style style:name="Table6.B" style:family="table-column">
      <style:table-column-properties style:column-width="2.91cm"/>
    </style:style>
    <style:style style:name="Table6.C" style:family="table-column">
      <style:table-column-properties style:column-width="2.69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5.372cm" fo:margin-left="0.884cm" table:align="left"/>
    </style:style>
    <style:style style:name="Table16.A" style:family="table-column">
      <style:table-column-properties style:column-width="5.001cm"/>
    </style:style>
    <style:style style:name="Table16.B" style:family="table-column">
      <style:table-column-properties style:column-width="5.847cm"/>
    </style:style>
    <style:style style:name="Table16.C" style:family="table-column">
      <style:table-column-properties style:column-width="4.524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.217cm" fo:margin-left="2.365cm" table:align="left"/>
    </style:style>
    <style:style style:name="Table12.A" style:family="table-column">
      <style:table-column-properties style:column-width="1.217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5.292cm" fo:margin-left="5.699cm" table:align="left"/>
    </style:style>
    <style:style style:name="Table18.A" style:family="table-column">
      <style:table-column-properties style:column-width="1.217cm"/>
    </style:style>
    <style:style style:name="Table18.B" style:family="table-column">
      <style:table-column-properties style:column-width="1.296cm"/>
    </style:style>
    <style:style style:name="Table18.C" style:family="table-column">
      <style:table-column-properties style:column-width="1.323cm"/>
    </style:style>
    <style:style style:name="Table18.D" style:family="table-column">
      <style:table-column-properties style:column-width="1.455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5.292cm" fo:margin-left="5.699cm" table:align="left"/>
    </style:style>
    <style:style style:name="Table19.A" style:family="table-column">
      <style:table-column-properties style:column-width="1.217cm"/>
    </style:style>
    <style:style style:name="Table19.B" style:family="table-column">
      <style:table-column-properties style:column-width="1.296cm"/>
    </style:style>
    <style:style style:name="Table19.C" style:family="table-column">
      <style:table-column-properties style:column-width="1.323cm"/>
    </style:style>
    <style:style style:name="Table19.D" style:family="table-column">
      <style:table-column-properties style:column-width="1.455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5.292cm" fo:margin-left="5.699cm" table:align="left"/>
    </style:style>
    <style:style style:name="Table20.A" style:family="table-column">
      <style:table-column-properties style:column-width="1.217cm"/>
    </style:style>
    <style:style style:name="Table20.B" style:family="table-column">
      <style:table-column-properties style:column-width="1.296cm"/>
    </style:style>
    <style:style style:name="Table20.C" style:family="table-column">
      <style:table-column-properties style:column-width="1.323cm"/>
    </style:style>
    <style:style style:name="Table20.D" style:family="table-column">
      <style:table-column-properties style:column-width="1.455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5.292cm" fo:margin-left="5.699cm" table:align="left"/>
    </style:style>
    <style:style style:name="Table21.A" style:family="table-column">
      <style:table-column-properties style:column-width="1.217cm"/>
    </style:style>
    <style:style style:name="Table21.B" style:family="table-column">
      <style:table-column-properties style:column-width="1.296cm"/>
    </style:style>
    <style:style style:name="Table21.C" style:family="table-column">
      <style:table-column-properties style:column-width="1.323cm"/>
    </style:style>
    <style:style style:name="Table21.D" style:family="table-column">
      <style:table-column-properties style:column-width="1.455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5.292cm" fo:margin-left="5.699cm" table:align="left"/>
    </style:style>
    <style:style style:name="Table22.A" style:family="table-column">
      <style:table-column-properties style:column-width="1.217cm"/>
    </style:style>
    <style:style style:name="Table22.B" style:family="table-column">
      <style:table-column-properties style:column-width="1.296cm"/>
    </style:style>
    <style:style style:name="Table22.C" style:family="table-column">
      <style:table-column-properties style:column-width="1.323cm"/>
    </style:style>
    <style:style style:name="Table22.D" style:family="table-column">
      <style:table-column-properties style:column-width="1.455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5.292cm" fo:margin-left="5.699cm" table:align="left"/>
    </style:style>
    <style:style style:name="Table23.A" style:family="table-column">
      <style:table-column-properties style:column-width="1.217cm"/>
    </style:style>
    <style:style style:name="Table23.B" style:family="table-column">
      <style:table-column-properties style:column-width="1.296cm"/>
    </style:style>
    <style:style style:name="Table23.C" style:family="table-column">
      <style:table-column-properties style:column-width="1.323cm"/>
    </style:style>
    <style:style style:name="Table23.D" style:family="table-column">
      <style:table-column-properties style:column-width="1.455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372cm" fo:margin-left="0.884cm" table:align="left"/>
    </style:style>
    <style:style style:name="Table17.A" style:family="table-column">
      <style:table-column-properties style:column-width="5.001cm"/>
    </style:style>
    <style:style style:name="Table17.B" style:family="table-column">
      <style:table-column-properties style:column-width="5.847cm"/>
    </style:style>
    <style:style style:name="Table17.C" style:family="table-column">
      <style:table-column-properties style:column-width="4.524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style:font-name="Arial" fo:font-weight="normal" style:font-weight-asian="normal" style:font-weight-complex="norm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Arial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800000" style:font-name="Arial" fo:font-style="italic" style:font-size-asian="10.5pt"/>
    </style:style>
    <style:style style:name="P17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reak-before="page"/>
      <style:text-properties style:font-name="Arial"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Arial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break-befor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break-before="page"/>
      <style:text-properties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25" style:family="paragraph" style:parent-style-name="Table_20_Contents">
      <style:text-properties style:font-name="Arial"/>
    </style:style>
    <style:style style:name="P26" style:family="paragraph" style:parent-style-name="Table_20_Contents">
      <style:paragraph-properties fo:text-align="center" style:justify-single-word="false"/>
      <style:text-properties style:font-name="Arial"/>
    </style:style>
    <style:style style:name="P27" style:family="paragraph" style:parent-style-name="Table_20_Contents"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text-properties style:font-name="Arial"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Arial" fo:font-size="8pt" style:font-size-asian="8pt" style:font-size-complex="8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33" style:family="paragraph" style:parent-style-name="Table_20_Heading">
      <style:text-properties style:font-name="Arial"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35" style:family="paragraph" style:parent-style-name="Standard">
      <style:paragraph-properties fo:margin-left="1.778cm" fo:margin-right="0cm" fo:text-indent="0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36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style:style style:name="gr1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ructions acting on SSE and AVX</text:p>
      <text:p text:style-name="P2">by Floyd Holliday</text:p>
      <text:p text:style-name="P1"/>
      <text:p text:style-name="P1"/>
      <text:p text:style-name="P16">To: <text:s/>240 class. <text:s/>This user guide is undergoing active revisions. <text:s/>Throughout the Fall 2014 semester I will be updating and expanding the contents of the user guide. <text:s/>Hopefully, you will find some benefit now in the early stage of development.</text:p>
      <text:p text:style-name="P1"/>
      <text:p text:style-name="P1"/>
      <text:p text:style-name="P4">Introduction</text:p>
      <text:p text:style-name="P1"/>
      <text:p text:style-name="P1">When working with floating point data it is often necessary to transfer data from one register to another. <text:s/>One approach to moving data from one vector register to another is via the integer stack. <text:s/>Clearly this is an inefficient and undesirable technique of copying data from one register to another. <text:s/>This report will describe some of the available instructions that transfer data from one vector register to another without leaving the SSE component.</text:p>
      <text:p text:style-name="P1"/>
      <text:p text:style-name="P1"/>
      <text:p text:style-name="P4">Development</text:p>
      <text:p text:style-name="P9"/>
      <text:p text:style-name="P9">This document is intended for use by members of the CPSC240 class. <text:s/>It is a work in progress. <text:s/>It will be updated and expanded as as additional instructions for moving SSE data become known.</text:p>
      <text:p text:style-name="P9"/>
      <text:p text:style-name="P9">Readers are invited to send comments, suggestions, or corrections to the author at activeprofessor@yahoo.com 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ate last modified: 2014-Oct 10.</text:p>
      <text:p text:style-name="P9"/>
      <text:p text:style-name="P18">Table of Contents</text:p>
      <text:p text:style-name="P9"/>
      <text:p text:style-name="P9">Each successive group of instructions requires a newer more advanced processor.</text:p>
      <text:p text:style-name="P9"/>
      <text:p text:style-name="P9"/>
      <text:p text:style-name="P9">Chapter 1 <text:s text:c="2"/>SSE Instruction</text:p>
      <text:p text:style-name="P9"/>
      <text:p text:style-name="P9"><text:tab/>shufps</text:p>
      <text:p text:style-name="P9"><text:tab/>movlhps</text:p>
      <text:p text:style-name="P9"><text:tab/>movhlps</text:p>
      <text:p text:style-name="P9"/>
      <text:p text:style-name="P9"/>
      <text:p text:style-name="P9"/>
      <text:p text:style-name="P9">Chapter 2 <text:s/>SSE2 Instructions</text:p>
      <text:p text:style-name="P9"/>
      <text:p text:style-name="P9"><text:tab/>shufpd</text:p>
      <text:p text:style-name="P9"><text:tab/>movlpd</text:p>
      <text:p text:style-name="P9"><text:tab/>movhpd</text:p>
      <text:p text:style-name="P9"/>
      <text:p text:style-name="P9"/>
      <text:p text:style-name="P9"/>
      <text:p text:style-name="P9">Chapter 3 <text:s/>Intel AVX instructions</text:p>
      <text:p text:style-name="P9"/>
      <text:p text:style-name="P9"><text:tab/>vzeroall</text:p>
      <text:p text:style-name="P9"><text:tab/>vzeroupper</text:p>
      <text:p text:style-name="P9"><text:tab/>vbroadcastf128</text:p>
      <text:p text:style-name="P9"><text:tab/>vextractf128</text:p>
      <text:p text:style-name="P9"><text:tab/>vinsertf128</text:p>
      <text:p text:style-name="P9"><text:tab/>vpermilpd</text:p>
      <text:p text:style-name="P9"><text:tab/>vperm2f128</text:p>
      <text:p text:style-name="P9"><text:tab/>vhaddpd</text:p>
      <text:p text:style-name="P9"/>
      <text:p text:style-name="P9"/>
      <text:p text:style-name="P9"/>
      <text:p text:style-name="P9">Chapter 4 <text:s/>Intel AVX2</text:p>
      <text:p text:style-name="P9"/>
      <text:p text:style-name="P9"><text:tab/>vbroadcastsd <text:s text:c="9"/>[to be described]</text:p>
      <text:p text:style-name="P9"><text:tab/>vpermpd</text:p>
      <text:p text:style-name="P9"/>
      <text:p text:style-name="P9"/>
      <text:p text:style-name="P9">Chapter 5 <text:s/>Intel AVX512</text:p>
      <text:p text:style-name="P9"/>
      <text:p text:style-name="P9"><text:tab/>[Will be developed in 2015.]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Chapter 1: SSE instructions</text:p>
      <text:p text:style-name="P10"/>
      <text:p text:style-name="P10">Quick history of the SSE state component of the X86 family of microprocessors</text:p>
      <text:p text:style-name="P10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30">SSE revision</text:p>
          </table:table-cell>
          <table:table-cell table:style-name="Table24.A1" office:value-type="string">
            <text:p text:style-name="P30">First processor</text:p>
          </table:table-cell>
          <table:table-cell table:style-name="Table24.C1" office:value-type="string">
            <text:p text:style-name="P30">Date first release</text:p>
          </table:table-cell>
        </table:table-row>
        <table:table-row>
          <table:table-cell table:style-name="Table24.A2" office:value-type="string">
            <text:p text:style-name="P29">SSE original</text:p>
          </table:table-cell>
          <table:table-cell table:style-name="Table24.A2" office:value-type="string">
            <text:p text:style-name="P29">Pentium III</text:p>
          </table:table-cell>
          <table:table-cell table:style-name="Table24.C2" office:value-type="string">
            <text:p text:style-name="P29">1999</text:p>
          </table:table-cell>
        </table:table-row>
        <table:table-row>
          <table:table-cell table:style-name="Table24.A2" office:value-type="string">
            <text:p text:style-name="P29">SSE2</text:p>
          </table:table-cell>
          <table:table-cell table:style-name="Table24.A2" office:value-type="string">
            <text:p text:style-name="P29">Pentium IV</text:p>
          </table:table-cell>
          <table:table-cell table:style-name="Table24.C2" office:value-type="string">
            <text:p text:style-name="P29">2001</text:p>
          </table:table-cell>
        </table:table-row>
        <table:table-row>
          <table:table-cell table:style-name="Table24.A2" office:value-type="string">
            <text:p text:style-name="P29">SSE3</text:p>
          </table:table-cell>
          <table:table-cell table:style-name="Table24.A2" office:value-type="string">
            <text:p text:style-name="P29">Pentium IV: Prescott revision</text:p>
          </table:table-cell>
          <table:table-cell table:style-name="Table24.C2" office:value-type="string">
            <text:p text:style-name="P29">2004</text:p>
          </table:table-cell>
        </table:table-row>
        <table:table-row>
          <table:table-cell table:style-name="Table24.A2" office:value-type="string">
            <text:p text:style-name="P29">SSSE3</text:p>
          </table:table-cell>
          <table:table-cell table:style-name="Table24.A2" office:value-type="string">
            <text:p text:style-name="P29">Xeon: Woodcrest revision</text:p>
            <text:p text:style-name="P29">AMD64: Bobcat</text:p>
            <text:p text:style-name="P29">AMD64: Bulldozer</text:p>
            <text:p text:style-name="P29">AMD64: Piledriver</text:p>
          </table:table-cell>
          <table:table-cell table:style-name="Table24.C2" office:value-type="string">
            <text:p text:style-name="P29">2006</text:p>
            <text:p text:style-name="P29">2011 1<text:span text:style-name="T2">st</text:span> quarter</text:p>
            <text:p text:style-name="P29">2011 October</text:p>
            <text:p text:style-name="P29">2012 May</text:p>
          </table:table-cell>
        </table:table-row>
        <table:table-row>
          <table:table-cell table:style-name="Table24.A2" office:value-type="string">
            <text:p text:style-name="P29">SSE4</text:p>
          </table:table-cell>
          <table:table-cell table:style-name="Table24.A2" office:value-type="string">
            <text:p text:style-name="P29">Core-i5: Nehalem revision</text:p>
            <text:p text:style-name="P29">AMD64-FX: Bulldozer</text:p>
          </table:table-cell>
          <table:table-cell table:style-name="Table24.C2" office:value-type="string">
            <text:p text:style-name="P29">2008 November</text:p>
            <text:p text:style-name="P29">2011 October</text:p>
          </table:table-cell>
        </table:table-row>
      </table:table>
      <text:p text:style-name="P10"/>
      <text:p text:style-name="P10"/>
      <text:p text:style-name="P10"/>
      <text:p text:style-name="P10"/>
      <text:p text:style-name="P18">The shufps instruction</text:p>
      <text:p text:style-name="P7"/>
      <text:p text:style-name="P7"/>
      <text:p text:style-name="P7">Format: <text:s/><text:span text:style-name="T1">shufps <text:s/>operand1, operand2, control</text:span></text:p>
      <text:p text:style-name="P7"/>
      <text:p text:style-name="P7">The destination, operand1, must be an xmm register.</text:p>
      <text:p text:style-name="P7"/>
      <text:p text:style-name="P7">The source, operand2, may be an xmm register or 16 bytes of memory.</text:p>
      <text:p text:style-name="P7"/>
      <text:p text:style-name="P7">The control operand is one-byte hex number.</text:p>
      <text:p text:style-name="P7"/>
      <text:p text:style-name="P7"/>
      <text:p text:style-name="P7">Sample usage:</text:p>
      <text:p text:style-name="P7"/>
      <text:p text:style-name="P7"><text:tab/>shufps <text:s/>xmm4, <text:s/>xmm8, <text:s/>0x8B</text:p>
      <text:p text:style-name="P7"/>
      <text:p text:style-name="P7"><text:tab/>shufps <text:s/>xmm13, <text:s/>[rsp+32], <text:s/>0x72</text:p>
      <text:p text:style-name="P7"/>
      <text:p text:style-name="P7"/>
      <text:p text:style-name="P7">Think of each xmm register as separated into 4 groups of 32 bits per group. <text:s/>A group of 32 bits is a single precision number, a group of 64 bits is a double precision number, and a group of 128 bits is a quad precision number.</text:p>
      <text:p text:style-name="P7"/>
      <text:p text:style-name="P7">The indices of the 4 single precision numbers from left to right are 11, 10, 01, and 00. <text:s/>For example, the xmm0 register is structured as in the diagram:</text:p>
      <text:p text:style-name="P7"/>
      <text:p text:style-name="P15"><text:s text:c="9"/>|-------|-------|-------|-------|</text:p>
      <text:p text:style-name="P15">xmm0 = <text:s text:c="2"/>| <text:s text:c="2"/>D <text:s text:c="2"/>| <text:s text:c="2"/>C <text:s text:c="2"/>| <text:s text:c="2"/>B <text:s text:c="2"/>| <text:s text:c="2"/>A <text:s text:c="2"/>|</text:p>
      <text:p text:style-name="P15"><text:s text:c="9"/>|-------|-------|-------|-------|</text:p>
      <text:p text:style-name="P15">indices <text:s text:c="5"/>11 <text:s text:c="5"/>10 <text:s text:c="5"/>01 <text:s text:c="5"/>00</text:p>
      <text:p text:style-name="P7"/>
      <text:p text:style-name="P7">The programmer should choose a desired destination, and write the indices of the desired destination from left to right. <text:s/>That new order of the indices will be the selector operand.</text:p>
      <text:p text:style-name="P7"/>
      <text:p text:style-name="P7"/>
      <text:p text:style-name="P8">Example 1.</text:p>
      <text:p text:style-name="P7"/>
      <text:p text:style-name="P7">Goal: <text:s/>Suppose xmm5 = [ D | C | B | A ]. <text:s/>We want xmm6 = [ A | D | D | C ].</text:p>
      <text:p text:style-name="P7"/>
      <text:p text:style-name="P7">Solution: <text:s/>In the destination the indices are reordered as follows: 00 11 11 10, which equals 00111110 = 0x3E. <text:s/>Therefore, do the following.</text:p>
      <text:p text:style-name="P7"/>
      <text:p text:style-name="P7">Suppose:<text:tab/>xmm5 = [ D | C | B | A ].</text:p>
      <text:p text:style-name="P7"><text:tab/><text:tab/>0x3E has been computed</text:p>
      <text:p text:style-name="P7"/>
      <text:p text:style-name="P7">Execute:<text:tab/>shufps xmm6, xmm5, 0x3E</text:p>
      <text:p text:style-name="P7"/>
      <text:p text:style-name="P7">Outcome:<text:tab/>xmm6 = [ A | D | D | C ].</text:p>
      <text:p text:style-name="P7"/>
      <text:p text:style-name="P24">Example 2.</text:p>
      <text:p text:style-name="P7"/>
      <text:p text:style-name="P7">Goal: <text:s/>suppose xmm5 = [ D | C | B | A ], and the desired destination is xmm6 = [ A | B | D | C ]. <text:s/></text:p>
      <text:p text:style-name="P7"/>
      <text:p text:style-name="P7">Solution: <text:s/>In the destination the indices are reordered as follows: 00 01 11 10, which equals 00011110 = 0x1E. <text:s/>Therefore, do the following.</text:p>
      <text:p text:style-name="P7"/>
      <text:p text:style-name="P7">Suppose:<text:tab/>xmm5 = [ D | C | B | A ].</text:p>
      <text:p text:style-name="P7"><text:tab/><text:tab/>0x1E has been computed</text:p>
      <text:p text:style-name="P7"/>
      <text:p text:style-name="P7">Execute:<text:tab/>shufps xmm6, xmm5, 0x1E</text:p>
      <text:p text:style-name="P7"/>
      <text:p text:style-name="P7">Outcome:<text:tab/>xmm6 = [ A | B | D | C ].</text:p>
      <text:p text:style-name="P7"/>
      <text:p text:style-name="P7"/>
      <text:p text:style-name="P8">Example 3: the source is the stack.</text:p>
      <text:p text:style-name="P7"><draw:rect text:anchor-type="paragraph" draw:z-index="1" draw:style-name="gr1" draw:text-style-name="P37" svg:width="0.874cm" svg:height="2.356cm" svg:x="7.631cm" svg:y="0.312cm"><text:p text:style-name="P37">D</text:p><text:p text:style-name="P37">C</text:p><text:p text:style-name="P37">B</text:p><text:p text:style-name="P37">A</text:p></draw:rect></text:p>
      <text:p text:style-name="P7">Goal: <text:s/>Suppose the system stack is <text:s text:c="3"/></text:p>
      <text:p text:style-name="P7"/>
      <text:p text:style-name="P7"/>
      <text:p text:style-name="P7"/>
      <text:p text:style-name="P7"/>
      <text:p text:style-name="P7">and the desired destination is xmm6 = [ A | D | B | C ].</text:p>
      <text:p text:style-name="P7"/>
      <text:p text:style-name="P7">Solution: <text:s/>In the stack the quadwords are indexed starting at the top as follows: [rsp] = 00, [rsp+8] = 01, [rsp+16] = 10, and [rsp+24] = 11. <text:s/>In the destination the indices are reordered as follows: 00 11 01 10, which equals 00110110 = 0x36. <text:s/>Therefore, do the following.</text:p>
      <text:p text:style-name="P7"/>
      <text:p text:style-name="P7">Suppose:<text:tab/>The stack is as shown above</text:p>
      <text:p text:style-name="P7"/>
      <text:p text:style-name="P7">Execute:<text:tab/>shufps xmm6, [rsp], 0x36</text:p>
      <text:p text:style-name="P7"/>
      <text:p text:style-name="P7">Outcome:<text:tab/>xmm6 = [ A | D | B | C ]</text:p>
      <text:p text:style-name="P7"><text:tab/><text:tab/>The stack is unchanged</text:p>
      <text:p text:style-name="P7"/>
      <text:p text:style-name="P7"/>
      <text:p text:style-name="P8">Example 4: swap the high 64 bits and the low 64 bits within one xmm register.</text:p>
      <text:p text:style-name="P7"/>
      <text:p text:style-name="P7">Goal: <text:s/>Begin with xmm7 = [ D | C | B | A ], and terminate with xmm7 = [ B | A | D | C ].</text:p>
      <text:p text:style-name="P7"/>
      <text:p text:style-name="P7">Plan: <text:s/>Compute the control number. <text:s/>In the destination the indices are arranged as follows: 01 00 11 1D which equals 01001110 = 0x4E. <text:s/>Therefore, 0x4E is the control number.</text:p>
      <text:p text:style-name="P7"/>
      <text:p text:style-name="P7">Suppose:<text:tab/>xmm7 = [ D | C | B | A ]</text:p>
      <text:p text:style-name="P7"/>
      <text:p text:style-name="P7">Execute:<text:tab/>shufps xmm7, xmm7, 0x4E</text:p>
      <text:p text:style-name="P7"/>
      <text:p text:style-name="P7">Outcome:<text:tab/>xmm7 = [ B | A | D | C ].</text:p>
      <text:p text:style-name="P18">The movlhps instruction</text:p>
      <text:p text:style-name="P7"/>
      <text:p text:style-name="P7"/>
      <text:p text:style-name="P7">Format: <text:s/><text:span text:style-name="T1">movlhps <text:s/>destination, <text:s/>source</text:span></text:p>
      <text:p text:style-name="P7"/>
      <text:p text:style-name="P7">The destination and the source must both be xmm registers.</text:p>
      <text:p text:style-name="P7"/>
      <text:p text:style-name="P7"/>
      <text:p text:style-name="P8">Example</text:p>
      <text:p text:style-name="P7"/>
      <text:p text:style-name="P7">Suppose<text:tab/>xmm3 = [ B | A ]</text:p>
      <text:p text:style-name="P7"><text:tab/><text:tab/>xmm4 = [ D | C ]</text:p>
      <text:p text:style-name="P7"/>
      <text:p text:style-name="P7">Execute<text:tab/>movlhps xmm3, xmm4</text:p>
      <text:p text:style-name="P7"/>
      <text:p text:style-name="P7">Outcome<text:tab/>xmm3 = [ C | A ]</text:p>
      <text:p text:style-name="P7"><text:tab/><text:tab/>xmm4 = [ D | C ] = unchanged</text:p>
      <text:p text:style-name="P7"/>
      <text:p text:style-name="P7"/>
      <text:p text:style-name="P7"/>
      <text:p text:style-name="P7"/>
      <text:p text:style-name="P14">The movhlps instruction</text:p>
      <text:p text:style-name="P7"/>
      <text:p text:style-name="P7"/>
      <text:p text:style-name="P7">Format: <text:s/><text:span text:style-name="T1">movhlps <text:s/>destination, <text:s/>source</text:span></text:p>
      <text:p text:style-name="P7"/>
      <text:p text:style-name="P7">The destination and the source must both be xmm registers.</text:p>
      <text:p text:style-name="P7"/>
      <text:p text:style-name="P7"/>
      <text:p text:style-name="P8">Example</text:p>
      <text:p text:style-name="P7"/>
      <text:p text:style-name="P7">Suppose<text:tab/>xmm7 = [ B | A ]</text:p>
      <text:p text:style-name="P7"><text:tab/><text:tab/>xmm8 = [ D | C ]</text:p>
      <text:p text:style-name="P7"/>
      <text:p text:style-name="P7">Execute<text:tab/>movhlps <text:s/>xmm7, <text:s/>xmm8</text:p>
      <text:p text:style-name="P7"/>
      <text:p text:style-name="P7">Outcome<text:tab/>xmm7 = [ B | D ]</text:p>
      <text:p text:style-name="P7"><text:tab/><text:tab/>xmm8 = [ D | C ] = unchanged</text:p>
      <text:p text:style-name="P7"/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Chapter 2: SSE2 instructions</text:p>
      <text:p text:style-name="P10"/>
      <text:p text:style-name="P10"/>
      <text:p text:style-name="P10"/>
      <text:p text:style-name="P10"/>
      <text:p text:style-name="P10"/>
      <text:p text:style-name="P18">The shufpd instruction</text:p>
      <text:p text:style-name="P7"/>
      <text:p text:style-name="P7"/>
      <text:p text:style-name="P7">Format: <text:s/><text:span text:style-name="T1">shufpd destination, source, control</text:span></text:p>
      <text:p text:style-name="P7"/>
      <text:p text:style-name="P7">The destination must be an xmm register.</text:p>
      <text:p text:style-name="P7"/>
      <text:p text:style-name="P7">The source may be an xmm register or 16 bytes of memory</text:p>
      <text:p text:style-name="P7"/>
      <text:p text:style-name="P7">The control is one byte expressed in hex. <text:s/>Only the two least significant bits of the control byte are used by the instruction.</text:p>
      <text:p text:style-name="P7"/>
      <text:p text:style-name="P7">The least significant bit of the control is designated as bit#0 and the next to least significant bit is designated as bit#1.</text:p>
      <text:p text:style-name="P7"/>
      <text:p text:style-name="P7">Suppose the destination = [ D | C ] and the source <text:s/>= [ B | A ]. <text:s/>The algorithm employed by this instruction is the following.</text:p>
      <text:p text:style-name="P7"/>
      <text:p text:style-name="P32">if (bit#1 == 0) then</text:p>
      <text:p text:style-name="P32"><text:s text:c="4"/>destination_high <text:s/>= <text:s/>A</text:p>
      <text:p text:style-name="P32">else</text:p>
      <text:p text:style-name="P32"><text:s text:c="4"/>destination_high <text:s/>= <text:s/>B</text:p>
      <text:p text:style-name="P32">if (bit#0 == 0) then</text:p>
      <text:p text:style-name="P32"><text:s text:c="4"/>destination_low <text:s/>= <text:s/>C</text:p>
      <text:p text:style-name="P32">else</text:p>
      <text:p text:style-name="P32"><text:s text:c="4"/>destination_low <text:s/>= <text:s/>D</text:p>
      <text:p text:style-name="P7"/>
      <text:p text:style-name="P7"/>
      <text:p text:style-name="P8">Example 1</text:p>
      <text:p text:style-name="P7"/>
      <text:p text:style-name="P7">Suppose<text:tab/>xmm12 = [ D | C ]</text:p>
      <text:p text:style-name="P7"><text:tab/><text:tab/>xmm13 = [ B | A ]</text:p>
      <text:p text:style-name="P7"/>
      <text:p text:style-name="P7">Execute<text:tab/>shufpd xmm12, xmm13, 0xD</text:p>
      <text:p text:style-name="P7"/>
      <text:p text:style-name="P7">Outcome<text:tab/>xmm12 = [ A | D ]</text:p>
      <text:p text:style-name="P7"/>
      <text:p text:style-name="P7">Logic: <text:s/>Bit#1 of 0xD is 0, and therefore the high component of the new xmm12 will be A. <text:s/>Also, bit#0 is 1, and therefore the low component of xmm12 will be D. <text:s/>Thus, the post-execution value of xmm12 will be [ A | D ].</text:p>
      <text:p text:style-name="P7"/>
      <text:p text:style-name="P7"/>
      <text:p text:style-name="P8">Example 2</text:p>
      <text:p text:style-name="P7"><draw:rect text:anchor-type="paragraph" draw:z-index="2" draw:style-name="gr1" draw:text-style-name="P37" svg:width="0.874cm" svg:height="2.356cm" svg:x="9.721cm" svg:y="0.148cm"><text:p text:style-name="P37">K</text:p><text:p text:style-name="P37">J</text:p><text:p text:style-name="P37">W</text:p><text:p text:style-name="P37">H</text:p></draw:rect></text:p>
      <text:p text:style-name="P7">Suppose: The stack is shown on the right</text:p>
      <text:p text:style-name="P7">and K, J, W, and H are quadwords.</text:p>
      <text:p text:style-name="P7"/>
      <text:p text:style-name="P7"/>
      <text:p text:style-name="P7"><text:soft-page-break/><text:tab/><text:tab/>xmm15 = [ B | A ]</text:p>
      <text:p text:style-name="P7"/>
      <text:p text:style-name="P7">Execute:<text:tab/>shufpd xmm15, [rsp], 0xA</text:p>
      <text:p text:style-name="P7"/>
      <text:p text:style-name="P7">Outcome:<text:tab/>xmm15 = [ W | A ]</text:p>
      <text:p text:style-name="P7"/>
      <text:p text:style-name="P7">Logic: <text:s/>Bit#1 of 0xA is 1 therefore xmm15[127-64] becomes W.</text:p>
      <text:p text:style-name="P7">Bit#0 of 0Xa is 0, therefore xmm15[63-0] becomes A.</text:p>
      <text:p text:style-name="P7"/>
      <text:p text:style-name="P7"/>
      <text:p text:style-name="P7"/>
      <text:p text:style-name="P8">Function table</text:p>
      <text:p text:style-name="P7"/>
      <text:p text:style-name="P7">Let source = [ B | A ] and let destination = [ D | C ]. <text:s/>Execute the instruction </text:p>
      <text:p text:style-name="P7"/>
      <text:p text:style-name="P8"><text:span text:style-name="T3">Execute: <text:s/></text:span>shufpd source, destination, control</text:p>
      <text:p text:style-name="P7"/>
      <text:p text:style-name="P7">The outcome can be found in the table below</text:p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8">Control value</text:p>
          </table:table-cell>
          <table:table-cell table:style-name="Table13.B1" office:value-type="string">
            <text:p text:style-name="P28">Destination new value</text:p>
          </table:table-cell>
        </table:table-row>
        <table:table-row>
          <table:table-cell table:style-name="Table13.A2" office:value-type="string">
            <text:p text:style-name="P28">0x0</text:p>
          </table:table-cell>
          <table:table-cell table:style-name="Table13.B2" office:value-type="string">
            <text:p text:style-name="P28">[ A | C ]</text:p>
          </table:table-cell>
        </table:table-row>
        <table:table-row>
          <table:table-cell table:style-name="Table13.A2" office:value-type="string">
            <text:p text:style-name="P28">0x1</text:p>
          </table:table-cell>
          <table:table-cell table:style-name="Table13.B2" office:value-type="string">
            <text:p text:style-name="P28">[ A | D ]</text:p>
          </table:table-cell>
        </table:table-row>
        <table:table-row>
          <table:table-cell table:style-name="Table13.A2" office:value-type="string">
            <text:p text:style-name="P28">0x2</text:p>
          </table:table-cell>
          <table:table-cell table:style-name="Table13.B2" office:value-type="string">
            <text:p text:style-name="P28">[ B | C ]</text:p>
          </table:table-cell>
        </table:table-row>
        <table:table-row>
          <table:table-cell table:style-name="Table13.A2" office:value-type="string">
            <text:p text:style-name="P28">0x3</text:p>
          </table:table-cell>
          <table:table-cell table:style-name="Table13.B2" office:value-type="string">
            <text:p text:style-name="P28">[ B | D ]</text:p>
          </table:table-cell>
        </table:table-row>
        <table:table-row>
          <table:table-cell table:style-name="Table13.A2" office:value-type="string">
            <text:p text:style-name="P28">0x4</text:p>
          </table:table-cell>
          <table:table-cell table:style-name="Table13.B2" office:value-type="string">
            <text:p text:style-name="P28">[ A | C ]</text:p>
          </table:table-cell>
        </table:table-row>
        <table:table-row>
          <table:table-cell table:style-name="Table13.A2" office:value-type="string">
            <text:p text:style-name="P28">0x5</text:p>
          </table:table-cell>
          <table:table-cell table:style-name="Table13.B2" office:value-type="string">
            <text:p text:style-name="P28">[ A | D ]</text:p>
          </table:table-cell>
        </table:table-row>
        <table:table-row>
          <table:table-cell table:style-name="Table13.A2" office:value-type="string">
            <text:p text:style-name="P28">0x6</text:p>
          </table:table-cell>
          <table:table-cell table:style-name="Table13.B2" office:value-type="string">
            <text:p text:style-name="P28">[ B | C ]</text:p>
          </table:table-cell>
        </table:table-row>
        <table:table-row>
          <table:table-cell table:style-name="Table13.A2" office:value-type="string">
            <text:p text:style-name="P28">0x7</text:p>
          </table:table-cell>
          <table:table-cell table:style-name="Table13.B2" office:value-type="string">
            <text:p text:style-name="P28">[ B | D ]</text:p>
          </table:table-cell>
        </table:table-row>
        <table:table-row>
          <table:table-cell table:style-name="Table13.A2" office:value-type="string">
            <text:p text:style-name="P28">0x8</text:p>
          </table:table-cell>
          <table:table-cell table:style-name="Table13.B2" office:value-type="string">
            <text:p text:style-name="P28">[ A | C ]</text:p>
          </table:table-cell>
        </table:table-row>
        <table:table-row>
          <table:table-cell table:style-name="Table13.A2" office:value-type="string">
            <text:p text:style-name="P28">0x9</text:p>
          </table:table-cell>
          <table:table-cell table:style-name="Table13.B2" office:value-type="string">
            <text:p text:style-name="P28">[ A | D ]</text:p>
          </table:table-cell>
        </table:table-row>
        <table:table-row>
          <table:table-cell table:style-name="Table13.A2" office:value-type="string">
            <text:p text:style-name="P28">0xA</text:p>
          </table:table-cell>
          <table:table-cell table:style-name="Table13.B2" office:value-type="string">
            <text:p text:style-name="P28">[ B | C ]</text:p>
          </table:table-cell>
        </table:table-row>
        <table:table-row>
          <table:table-cell table:style-name="Table13.A2" office:value-type="string">
            <text:p text:style-name="P28">0xB</text:p>
          </table:table-cell>
          <table:table-cell table:style-name="Table13.B2" office:value-type="string">
            <text:p text:style-name="P28">[ B | D ]</text:p>
          </table:table-cell>
        </table:table-row>
        <table:table-row>
          <table:table-cell table:style-name="Table13.A2" office:value-type="string">
            <text:p text:style-name="P28">0xC</text:p>
          </table:table-cell>
          <table:table-cell table:style-name="Table13.B2" office:value-type="string">
            <text:p text:style-name="P28">[ A | C ]</text:p>
          </table:table-cell>
        </table:table-row>
        <table:table-row>
          <table:table-cell table:style-name="Table13.A2" office:value-type="string">
            <text:p text:style-name="P28">0xD</text:p>
          </table:table-cell>
          <table:table-cell table:style-name="Table13.B2" office:value-type="string">
            <text:p text:style-name="P28">[ A | D ]</text:p>
          </table:table-cell>
        </table:table-row>
        <table:table-row>
          <table:table-cell table:style-name="Table13.A2" office:value-type="string">
            <text:p text:style-name="P28">0xE</text:p>
          </table:table-cell>
          <table:table-cell table:style-name="Table13.B2" office:value-type="string">
            <text:p text:style-name="P28">[ B | C ]</text:p>
          </table:table-cell>
        </table:table-row>
        <table:table-row>
          <table:table-cell table:style-name="Table13.A2" office:value-type="string">
            <text:p text:style-name="P28">0xF</text:p>
          </table:table-cell>
          <table:table-cell table:style-name="Table13.B2" office:value-type="string">
            <text:p text:style-name="P28">[ B | D ]</text:p>
          </table:table-cell>
        </table:table-row>
      </table:table>
      <text:p text:style-name="P7"/>
      <text:p text:style-name="P7">Summary statement: <text:s/>Only 4 control numbers are needed to produce all possible combinations in the destination, namely: 0x0, 0x1, 0x2, and 0x3. <text:s/>Among all control numbers only the 2 least significant bits determine the outcome. <text:s/>If more bits than 2 appear in the control number then all bits are ignored except the 2 least significant bits. <text:s/>Therefore, the following four instructions produce identical results.</text:p>
      <text:p text:style-name="P7"/>
      <text:p text:style-name="P7">shufpd xmm3, xmm4, 0x6</text:p>
      <text:p text:style-name="P7"/>
      <text:p text:style-name="P7">shufpd xmm3, xmm4, 0xA</text:p>
      <text:p text:style-name="P7"><text:soft-page-break/></text:p>
      <text:p text:style-name="P7">shufpd xmm3, xmm4, 0x2</text:p>
      <text:p text:style-name="P7"/>
      <text:p text:style-name="P7">shufpd xmm3, xmm4, 0xE</text:p>
      <text:p text:style-name="P7"/>
      <text:p text:style-name="P7"/>
      <text:p text:style-name="P7">Data in the upper half of all ymm registers are not modified by shufpd.</text:p>
      <text:p text:style-name="P7"/>
      <text:p text:style-name="P7"/>
      <text:p text:style-name="P8">Example 3: Special case where destination = source</text:p>
      <text:p text:style-name="P8"/>
      <text:p text:style-name="P7">The destination and the source are the same.</text:p>
      <text:p text:style-name="P7"/>
      <text:p text:style-name="P7">Suppose:<text:tab/>destination = source = xmm9 = [ B | A ].</text:p>
      <text:p text:style-name="P7"/>
      <text:p text:style-name="P7">Execute:<text:tab/>shufpd xmm9, xmm9, one-byte control number</text:p>
      <text:p text:style-name="P7"/>
      <text:p text:style-name="P7">Outcome:<text:tab/>All possible outcomes are given in the following table.</text:p>
      <text:p text:style-name="P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7">Control value</text:p>
          </table:table-cell>
          <table:table-cell table:style-name="Table14.B1" office:value-type="string">
            <text:p text:style-name="P27">Destination new value</text:p>
          </table:table-cell>
        </table:table-row>
        <table:table-row>
          <table:table-cell table:style-name="Table14.A2" office:value-type="string">
            <text:p text:style-name="P28">0x0</text:p>
          </table:table-cell>
          <table:table-cell table:style-name="Table14.B2" office:value-type="string">
            <text:p text:style-name="P28">[ A | A ]</text:p>
          </table:table-cell>
        </table:table-row>
        <table:table-row>
          <table:table-cell table:style-name="Table14.A2" office:value-type="string">
            <text:p text:style-name="P28">0x1</text:p>
          </table:table-cell>
          <table:table-cell table:style-name="Table14.B2" office:value-type="string">
            <text:p text:style-name="P28">[ A | B ]</text:p>
          </table:table-cell>
        </table:table-row>
        <table:table-row>
          <table:table-cell table:style-name="Table14.A2" office:value-type="string">
            <text:p text:style-name="P28">0x2</text:p>
          </table:table-cell>
          <table:table-cell table:style-name="Table14.B2" office:value-type="string">
            <text:p text:style-name="P28">[ B | A ]</text:p>
          </table:table-cell>
        </table:table-row>
        <table:table-row>
          <table:table-cell table:style-name="Table14.A2" office:value-type="string">
            <text:p text:style-name="P28">0x3</text:p>
          </table:table-cell>
          <table:table-cell table:style-name="Table14.B2" office:value-type="string">
            <text:p text:style-name="P28">[ B | B ]</text:p>
          </table:table-cell>
        </table:table-row>
        <table:table-row>
          <table:table-cell table:style-name="Table14.A2" office:value-type="string">
            <text:p text:style-name="P28">0x4</text:p>
          </table:table-cell>
          <table:table-cell table:style-name="Table14.B2" office:value-type="string">
            <text:p text:style-name="P28">[ A | A ]</text:p>
          </table:table-cell>
        </table:table-row>
        <table:table-row>
          <table:table-cell table:style-name="Table14.A2" office:value-type="string">
            <text:p text:style-name="P28">0x5</text:p>
          </table:table-cell>
          <table:table-cell table:style-name="Table14.B2" office:value-type="string">
            <text:p text:style-name="P28">[ A | B ]</text:p>
          </table:table-cell>
        </table:table-row>
        <table:table-row>
          <table:table-cell table:style-name="Table14.A2" office:value-type="string">
            <text:p text:style-name="P28">0x6</text:p>
          </table:table-cell>
          <table:table-cell table:style-name="Table14.B2" office:value-type="string">
            <text:p text:style-name="P28">[ B | A ]</text:p>
          </table:table-cell>
        </table:table-row>
        <table:table-row>
          <table:table-cell table:style-name="Table14.A2" office:value-type="string">
            <text:p text:style-name="P28">0x7</text:p>
          </table:table-cell>
          <table:table-cell table:style-name="Table14.B2" office:value-type="string">
            <text:p text:style-name="P28">[ B | B ]</text:p>
          </table:table-cell>
        </table:table-row>
        <table:table-row>
          <table:table-cell table:style-name="Table14.A2" office:value-type="string">
            <text:p text:style-name="P28">0x8</text:p>
          </table:table-cell>
          <table:table-cell table:style-name="Table14.B2" office:value-type="string">
            <text:p text:style-name="P28">[ A | A ]</text:p>
          </table:table-cell>
        </table:table-row>
        <table:table-row>
          <table:table-cell table:style-name="Table14.A2" office:value-type="string">
            <text:p text:style-name="P28">0x9</text:p>
          </table:table-cell>
          <table:table-cell table:style-name="Table14.B2" office:value-type="string">
            <text:p text:style-name="P28">[ A | B ]</text:p>
          </table:table-cell>
        </table:table-row>
        <table:table-row>
          <table:table-cell table:style-name="Table14.A2" office:value-type="string">
            <text:p text:style-name="P28">0xA</text:p>
          </table:table-cell>
          <table:table-cell table:style-name="Table14.B2" office:value-type="string">
            <text:p text:style-name="P28">[ B | A ]</text:p>
          </table:table-cell>
        </table:table-row>
        <table:table-row>
          <table:table-cell table:style-name="Table14.A2" office:value-type="string">
            <text:p text:style-name="P28">0xB</text:p>
          </table:table-cell>
          <table:table-cell table:style-name="Table14.B2" office:value-type="string">
            <text:p text:style-name="P28">[ B | B ]</text:p>
          </table:table-cell>
        </table:table-row>
        <table:table-row>
          <table:table-cell table:style-name="Table14.A2" office:value-type="string">
            <text:p text:style-name="P28">0xC</text:p>
          </table:table-cell>
          <table:table-cell table:style-name="Table14.B2" office:value-type="string">
            <text:p text:style-name="P28">[ A | A ]</text:p>
          </table:table-cell>
        </table:table-row>
        <table:table-row>
          <table:table-cell table:style-name="Table14.A2" office:value-type="string">
            <text:p text:style-name="P28">0xD</text:p>
          </table:table-cell>
          <table:table-cell table:style-name="Table14.B2" office:value-type="string">
            <text:p text:style-name="P28">[ A | B ]</text:p>
          </table:table-cell>
        </table:table-row>
        <table:table-row>
          <table:table-cell table:style-name="Table14.A2" office:value-type="string">
            <text:p text:style-name="P28">0xE</text:p>
          </table:table-cell>
          <table:table-cell table:style-name="Table14.B2" office:value-type="string">
            <text:p text:style-name="P28">[ B | A ]</text:p>
          </table:table-cell>
        </table:table-row>
        <table:table-row>
          <table:table-cell table:style-name="Table14.A2" office:value-type="string">
            <text:p text:style-name="P28">0xF</text:p>
          </table:table-cell>
          <table:table-cell table:style-name="Table14.B2" office:value-type="string">
            <text:p text:style-name="P28">[ B | B ]</text:p>
          </table:table-cell>
        </table:table-row>
      </table:table>
      <text:p text:style-name="P7"/>
      <text:p text:style-name="P7"/>
      <text:p text:style-name="P7"/>
      <text:p text:style-name="P7">End of shufpd</text:p>
      <text:p text:style-name="P18">The movlpd instruction</text:p>
      <text:p text:style-name="P7"/>
      <text:p text:style-name="P7"/>
      <text:p text:style-name="P7">Format: <text:s/><text:span text:style-name="T1">movlpd <text:s/>destination, <text:s/>source</text:span></text:p>
      <text:p text:style-name="P7"/>
      <text:p text:style-name="P7">Requirements:</text:p>
      <text:p text:style-name="P7">Either<text:tab/><text:tab/>(destination is 64 bits of memory and source is an xmm register)</text:p>
      <text:p text:style-name="P7"><text:tab/><text:tab/>xor</text:p>
      <text:p text:style-name="P7"><text:tab/><text:tab/>(destination is an xmm register and source is 64 bits of memory)</text:p>
      <text:p text:style-name="P7"/>
      <text:p text:style-name="P7">Comments: <text:s/>The functionality of this instruction movlpd is identical to that of movsd with the exception that movsd can copy an xmm register to another xmm register, but movlpd cannot.</text:p>
      <text:p text:style-name="P7"/>
      <text:p text:style-name="P8"><draw:rect text:anchor-type="paragraph" draw:z-index="5" draw:style-name="gr1" draw:text-style-name="P37" svg:width="0.874cm" svg:height="2.356cm" svg:x="7.71cm" svg:y="0.268cm"><text:p text:style-name="P37">T</text:p><text:p text:style-name="P37">R</text:p><text:p text:style-name="P37">W</text:p><text:p text:style-name="P37">H</text:p></draw:rect>Example 1</text:p>
      <text:p text:style-name="P7"/>
      <text:p text:style-name="P7">Suppose the stack is the following: <text:s/></text:p>
      <text:p text:style-name="P7"/>
      <text:p text:style-name="P7"/>
      <text:p text:style-name="P7">Suppose:<text:tab/><text:span text:style-name="T1">destination</text:span> is the stack</text:p>
      <text:p text:style-name="P7"><text:tab/><text:tab/><text:span text:style-name="T1">source</text:span> = xmm13 = [ F | G ]</text:p>
      <text:p text:style-name="P7"/>
      <text:p text:style-name="P7">Execute:<text:tab/>movlpd <text:s/>[rsp], xmm13</text:p>
      <text:p text:style-name="P7"><draw:rect text:anchor-type="paragraph" draw:z-index="3" draw:style-name="gr1" draw:text-style-name="P37" svg:width="0.874cm" svg:height="2.356cm" svg:x="5.646cm" svg:y="0.09cm"><text:p text:style-name="P37">T</text:p><text:p text:style-name="P37">R</text:p><text:p text:style-name="P37">W</text:p><text:p text:style-name="P37">G</text:p></draw:rect></text:p>
      <text:p text:style-name="P7">Outcome:<text:tab/>The stack is <text:s/></text:p>
      <text:p text:style-name="P7"/>
      <text:p text:style-name="P7"/>
      <text:p text:style-name="P7"/>
      <text:p text:style-name="P7"><text:tab/><text:tab/>xmm13 = [ F | G ] = unchanged.</text:p>
      <text:p text:style-name="P7"/>
      <text:p text:style-name="P7">Summary: <text:s/>The quadword in the low half of xmm12 is copied to [rsp]</text:p>
      <text:p text:style-name="P7"/>
      <text:p text:style-name="P7"/>
      <text:p text:style-name="P8">Example 2</text:p>
      <text:p text:style-name="P7"/>
      <text:p text:style-name="P7"><draw:rect text:anchor-type="paragraph" draw:z-index="4" draw:style-name="gr1" draw:text-style-name="P37" svg:width="0.874cm" svg:height="2.356cm" svg:x="8.901cm" svg:y="0.455cm"><text:p text:style-name="P37">T</text:p><text:p text:style-name="P37">R</text:p><text:p text:style-name="P37">W</text:p><text:p text:style-name="P37">H</text:p></draw:rect>Suppose:<text:tab/><text:span text:style-name="T1">destination</text:span> is xmm15 = [ U | V ]</text:p>
      <text:p text:style-name="P7"/>
      <text:p text:style-name="P7"/>
      <text:p text:style-name="P7"><text:tab/><text:tab/><text:span text:style-name="T1">source</text:span> is [rsp] and the stack is </text:p>
      <text:p text:style-name="P7"/>
      <text:p text:style-name="P7">Execute:<text:tab/>movlpd <text:s/>xmm15, [rsp]</text:p>
      <text:p text:style-name="P7"/>
      <text:p text:style-name="P7">Outcome:<text:tab/>xmm15 = [ U | H ]</text:p>
      <text:p text:style-name="P7"><text:tab/><text:tab/>The stack is unchanged</text:p>
      <text:p text:style-name="P7"/>
      <text:p text:style-name="P7">Summary: <text:s/>The low quadword of the stack is copied to the low quadword of xmm15.</text:p>
      <text:p text:style-name="P18">The movhpd instruction</text:p>
      <text:p text:style-name="P7"/>
      <text:p text:style-name="P7"/>
      <text:p text:style-name="P7">Format: <text:s/><text:span text:style-name="T1">movhpd <text:s/>destination, <text:s/>source</text:span></text:p>
      <text:p text:style-name="P7"/>
      <text:p text:style-name="P7">Requirements:</text:p>
      <text:p text:style-name="P7">Either<text:tab/><text:tab/>(destination is 64 bits of memory and source is an xmm register)</text:p>
      <text:p text:style-name="P7"><text:tab/><text:tab/>xor</text:p>
      <text:p text:style-name="P7"><text:tab/><text:tab/>(destination is an xmm register and source is 64 bits of memory)</text:p>
      <text:p text:style-name="P7"/>
      <text:p text:style-name="P7"/>
      <text:p text:style-name="P8">Example 1:</text:p>
      <text:p text:style-name="P7"/>
      <text:p text:style-name="P7">Suppose:<text:tab/>xmm13 = [ H | G ]</text:p>
      <text:p text:style-name="P7"><draw:rect text:anchor-type="paragraph" draw:z-index="0" draw:style-name="gr1" draw:text-style-name="P37" svg:width="0.874cm" svg:height="2.356cm" svg:x="5.408cm" svg:y="0.048cm"><text:p text:style-name="P37">F</text:p><text:p text:style-name="P37">E</text:p><text:p text:style-name="P37">D</text:p><text:p text:style-name="P37">C</text:p></draw:rect></text:p>
      <text:p text:style-name="P7"/>
      <text:p text:style-name="P7"><text:tab/><text:tab/>The stack is:</text:p>
      <text:p text:style-name="P7"/>
      <text:p text:style-name="P7"/>
      <text:p text:style-name="P7">Execute:<text:tab/>movhpd [rsp], xmm13</text:p>
      <text:p text:style-name="P7"><draw:rect text:anchor-type="paragraph" draw:z-index="7" draw:style-name="gr1" draw:text-style-name="P37" svg:width="0.874cm" svg:height="2.356cm" svg:x="5.302cm" svg:y="0.079cm"><text:p text:style-name="P37">F</text:p><text:p text:style-name="P37">E</text:p><text:p text:style-name="P37">D</text:p><text:p text:style-name="P37">H</text:p></draw:rect></text:p>
      <text:p text:style-name="P7">Outcome:<text:tab/>The stack is</text:p>
      <text:p text:style-name="P7"/>
      <text:p text:style-name="P7"/>
      <text:p text:style-name="P7"/>
      <text:p text:style-name="P7"><text:tab/><text:tab/>xmm13 is unchanged</text:p>
      <text:p text:style-name="P7"/>
      <text:p text:style-name="P7">Description:<text:tab/>The high quadword of xmm13 is copied to the top of the stack.</text:p>
      <text:p text:style-name="P7"/>
      <text:p text:style-name="P7"/>
      <text:p text:style-name="P8">Example 2:</text:p>
      <text:p text:style-name="P7"/>
      <text:p text:style-name="P7">Suppose:<text:tab/>xmm12 = [ B | A ]</text:p>
      <text:p text:style-name="P7"><draw:rect text:anchor-type="paragraph" draw:z-index="6" draw:style-name="gr1" draw:text-style-name="P37" svg:width="0.874cm" svg:height="2.356cm" svg:x="5.461cm" svg:y="0.069cm"><text:p text:style-name="P37">Z</text:p><text:p text:style-name="P37">Y</text:p><text:p text:style-name="P37">X</text:p><text:p text:style-name="P37">W</text:p></draw:rect></text:p>
      <text:p text:style-name="P7"/>
      <text:p text:style-name="P7"><text:tab/><text:tab/>The stack is </text:p>
      <text:p text:style-name="P7"/>
      <text:p text:style-name="P7"/>
      <text:p text:style-name="P7"/>
      <text:p text:style-name="P7">Execute:<text:tab/>movhpd xmm12, [rsp]</text:p>
      <text:p text:style-name="P7"/>
      <text:p text:style-name="P7">Outcome:<text:tab/>xmm12 = [ W | A ]</text:p>
      <text:p text:style-name="P7"><text:tab/><text:tab/>The stack is unchanged.</text:p>
      <text:p text:style-name="P7"/>
      <text:p text:style-name="P7">Description:<text:tab/>The top of the stack is copied to the high order quadword of the destination.</text:p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Chapter 3: AVX instructions</text:p>
      <text:p text:style-name="P10"/>
      <text:p text:style-name="P10"/>
      <text:p text:style-name="P10"/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table:number-columns-spanned="3" office:value-type="string">
              <text:p text:style-name="P33">AVX Initial Processors</text:p>
            </table:table-cell>
            <table:covered-table-cell/>
            <table:covered-table-cell/>
          </table:table-row>
        </table:table-header-rows>
        <table:table-row>
          <table:table-cell table:style-name="Table15.A2" office:value-type="string">
            <text:p text:style-name="P29">Manufacturer</text:p>
          </table:table-cell>
          <table:table-cell table:style-name="Table15.A2" office:value-type="string">
            <text:p text:style-name="P29">Processor</text:p>
          </table:table-cell>
          <table:table-cell table:style-name="Table15.C2" office:value-type="string">
            <text:p text:style-name="P29">Date released</text:p>
          </table:table-cell>
        </table:table-row>
        <table:table-row>
          <table:table-cell table:style-name="Table15.A2" office:value-type="string">
            <text:p text:style-name="P29">Intel</text:p>
          </table:table-cell>
          <table:table-cell table:style-name="Table15.A2" office:value-type="string">
            <text:p text:style-name="P29">Sandy Bridge</text:p>
          </table:table-cell>
          <table:table-cell table:style-name="Table15.C2" office:value-type="string">
            <text:p text:style-name="P29">2011 Quarter 1</text:p>
          </table:table-cell>
        </table:table-row>
        <table:table-row>
          <table:table-cell table:style-name="Table15.A2" office:value-type="string">
            <text:p text:style-name="P29">AMD</text:p>
          </table:table-cell>
          <table:table-cell table:style-name="Table15.A2" office:value-type="string">
            <text:p text:style-name="P29">Bulldozer</text:p>
          </table:table-cell>
          <table:table-cell table:style-name="Table15.C2" office:value-type="string">
            <text:p text:style-name="P29">2011 Quarter 4</text:p>
          </table:table-cell>
        </table:table-row>
      </table:table>
      <text:p text:style-name="P10"/>
      <text:p text:style-name="P3">Information obtained from Wikipedia</text:p>
      <text:p text:style-name="P10"/>
      <text:p text:style-name="P10"/>
      <text:p text:style-name="P23">The Zero out instruction</text:p>
      <text:p text:style-name="P7"/>
      <text:p text:style-name="P7"/>
      <text:p text:style-name="P7">Format: <text:s/><text:span text:style-name="T1">vzeroall</text:span></text:p>
      <text:p text:style-name="P7"/>
      <text:p text:style-name="P7">This instruction will place binary zeros in all components of all vector registers in SSE. <text:s/>The instruction uses no operands. <text:s/>The lower halves of all ymm registers receive zeros. <text:s/>The upper half of all ymm registers do not chang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The Upper Zero out instruction</text:p>
      <text:p text:style-name="P7"/>
      <text:p text:style-name="P7"/>
      <text:p text:style-name="P7">Format: <text:s/><text:span text:style-name="T1">vzeroupper</text:span></text:p>
      <text:p text:style-name="P7"/>
      <text:p text:style-name="P7">This instruction will place binary zeros in all components in the upper halves of all ymm registers. <text:s/>This instruction preserves the data in the lower half of each ymm register. <text:s/>The instruction uses no operands.</text:p>
      <text:p text:style-name="P7"/>
      <text:p text:style-name="P7"/>
      <text:p text:style-name="P7"/>
      <text:p text:style-name="P7"/>
      <text:p text:style-name="P9"/>
      <text:p text:style-name="P18">The 128-bit broadcast instruction</text:p>
      <text:p text:style-name="P7"/>
      <text:p text:style-name="P7"/>
      <text:p text:style-name="P7">Format: <text:s/><text:span text:style-name="T1">vbroadcastf128 destination, memorylocation</text:span></text:p>
      <text:p text:style-name="P7"/>
      <text:p text:style-name="P7">The destination must be a ymm register.</text:p>
      <text:p text:style-name="P7"/>
      <text:p text:style-name="P7">The memorylocation is a dereference to a starting byte of memory.</text:p>
      <text:p text:style-name="P7"/>
      <text:p text:style-name="P7">The octoword (16 bytes) at the designated memory location will be copied to the destination operand repeatedly until the destination is full.</text:p>
      <text:p text:style-name="P7"/>
      <text:p text:style-name="P8">Example</text:p>
      <text:p text:style-name="P7"/>
      <text:p text:style-name="P7"/>
      <text:p text:style-name="P7">Suppose:<text:tab/>The quadword number A is at rsp+16 and quadword number B is at rsp+24. <text:s/>The stack looks like this.</text:p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">B</text:p>
          </table:table-cell>
        </table:table-row>
        <table:table-row>
          <table:table-cell table:style-name="Table11.A2" office:value-type="string">
            <text:p text:style-name="P26">A</text:p>
          </table:table-cell>
        </table:table-row>
        <table:table-row>
          <table:table-cell table:style-name="Table11.A2" office:value-type="string">
            <text:p text:style-name="P26">T</text:p>
          </table:table-cell>
        </table:table-row>
        <table:table-row>
          <table:table-cell table:style-name="Table11.A2" office:value-type="string">
            <text:p text:style-name="P26">R</text:p>
          </table:table-cell>
        </table:table-row>
      </table:table>
      <text:p text:style-name="P7"/>
      <text:p text:style-name="P7"/>
      <text:p text:style-name="P7">Execute:<text:tab/>vbroadcastf128 ymm3, [rsp+16]</text:p>
      <text:p text:style-name="P7"/>
      <text:p text:style-name="P7">Outcome:<text:tab/>ymm3 = [ B | A | B | A ]. <text:s/>The destination will have two identical 128-bit fields.</text:p>
      <text:p text:style-name="P7"/>
      <text:p text:style-name="P7">Description:<text:tab/>The instruction reads 16 bytes (128 bits) from the source and repeatedly writes those 16 bytes into the destination from right to left until the destination is full.</text:p>
      <text:p text:style-name="P7"/>
      <text:p text:style-name="P7">Terminology: <text:s/>Some documents refer to the lower half of a ymm register and to the upper half of a ymm register as 'fields'. <text:s/>Thus, a ymm register is composed of two 128-bit fields: one upper and one lower.</text:p>
      <text:p text:style-name="P9"/>
      <text:p text:style-name="P9">The zmm registers will have four fields or 8 quadwords.</text:p>
      <text:p text:style-name="P18">The vextractf128 instruction</text:p>
      <text:p text:style-name="P7"/>
      <text:p text:style-name="P7"/>
      <text:p text:style-name="P7">Format: <text:s/><text:span text:style-name="T1">vextractf128 <text:s/>destination, source, control</text:span></text:p>
      <text:p text:style-name="P7"/>
      <text:p text:style-name="P7">The destination must be an xmm register.</text:p>
      <text:p text:style-name="P7">The source must be a ymm register.</text:p>
      <text:p text:style-name="P7">The control may be either 0 or 1.</text:p>
      <text:p text:style-name="P7"/>
      <text:p text:style-name="P7"/>
      <text:p text:style-name="P8">First case: <text:s/>the selector is 0</text:p>
      <text:p text:style-name="P7"/>
      <text:p text:style-name="P7">Suppose.<text:tab/>The registers ymm0 and ymm1 are as in the following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5">ymm1:</text:p>
          </table:table-cell>
          <table:table-cell table:style-name="Table1.A1" office:value-type="string">
            <text:p text:style-name="P25">H</text:p>
          </table:table-cell>
          <table:table-cell table:style-name="Table1.A1" office:value-type="string">
            <text:p text:style-name="P25">G</text:p>
          </table:table-cell>
          <table:table-cell table:style-name="Table1.A1" office:value-type="string">
            <text:p text:style-name="P25">F</text:p>
          </table:table-cell>
          <table:table-cell table:style-name="Table1.E1" office:value-type="string">
            <text:p text:style-name="P25">E</text:p>
          </table:table-cell>
        </table:table-row>
        <table:table-row>
          <table:table-cell table:style-name="Table1.A2" office:value-type="string">
            <text:p text:style-name="P25">ymm0:</text:p>
          </table:table-cell>
          <table:table-cell table:style-name="Table1.A2" office:value-type="string">
            <text:p text:style-name="P25">D</text:p>
          </table:table-cell>
          <table:table-cell table:style-name="Table1.A2" office:value-type="string">
            <text:p text:style-name="P25">C</text:p>
          </table:table-cell>
          <table:table-cell table:style-name="Table1.A2" office:value-type="string">
            <text:p text:style-name="P25">B</text:p>
          </table:table-cell>
          <table:table-cell table:style-name="Table1.E2" office:value-type="string">
            <text:p text:style-name="P25">A</text:p>
          </table:table-cell>
        </table:table-row>
      </table:table>
      <text:p text:style-name="P7"/>
      <text:p text:style-name="P7">Execute:<text:tab/>vextractf128 xmm0, ymm1, 0</text:p>
      <text:p text:style-name="P7"/>
      <text:p text:style-name="P7">Outcome:<text:tab/>The two registers have the following data: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5">ymm1:</text:p>
          </table:table-cell>
          <table:table-cell table:style-name="Table2.A1" office:value-type="string">
            <text:p text:style-name="P25">H</text:p>
          </table:table-cell>
          <table:table-cell table:style-name="Table2.A1" office:value-type="string">
            <text:p text:style-name="P25">G</text:p>
          </table:table-cell>
          <table:table-cell table:style-name="Table2.A1" office:value-type="string">
            <text:p text:style-name="P25">F</text:p>
          </table:table-cell>
          <table:table-cell table:style-name="Table2.E1" office:value-type="string">
            <text:p text:style-name="P25">E</text:p>
          </table:table-cell>
        </table:table-row>
        <table:table-row>
          <table:table-cell table:style-name="Table2.A2" office:value-type="string">
            <text:p text:style-name="P25">ymm0: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F</text:p>
          </table:table-cell>
          <table:table-cell table:style-name="Table2.E2" office:value-type="string">
            <text:p text:style-name="P25">E</text:p>
          </table:table-cell>
        </table:table-row>
      </table:table>
      <text:p text:style-name="P7"/>
      <text:p text:style-name="P7"/>
      <text:p text:style-name="P8">Second case: <text:s/>the selector is 1</text:p>
      <text:p text:style-name="P7"/>
      <text:p text:style-name="P7">Suppose:<text:tab/>The registers ymm0 and ymm1 are as in the following.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5">ymm1:</text:p>
          </table:table-cell>
          <table:table-cell table:style-name="Table7.A1" office:value-type="string">
            <text:p text:style-name="P25">H</text:p>
          </table:table-cell>
          <table:table-cell table:style-name="Table7.A1" office:value-type="string">
            <text:p text:style-name="P25">G</text:p>
          </table:table-cell>
          <table:table-cell table:style-name="Table7.A1" office:value-type="string">
            <text:p text:style-name="P25">F</text:p>
          </table:table-cell>
          <table:table-cell table:style-name="Table7.E1" office:value-type="string">
            <text:p text:style-name="P25">E</text:p>
          </table:table-cell>
        </table:table-row>
        <table:table-row>
          <table:table-cell table:style-name="Table7.A2" office:value-type="string">
            <text:p text:style-name="P25">ymm0:</text:p>
          </table:table-cell>
          <table:table-cell table:style-name="Table7.A2" office:value-type="string">
            <text:p text:style-name="P25">D</text:p>
          </table:table-cell>
          <table:table-cell table:style-name="Table7.A2" office:value-type="string">
            <text:p text:style-name="P25">C</text:p>
          </table:table-cell>
          <table:table-cell table:style-name="Table7.A2" office:value-type="string">
            <text:p text:style-name="P25">B</text:p>
          </table:table-cell>
          <table:table-cell table:style-name="Table7.E2" office:value-type="string">
            <text:p text:style-name="P25">A</text:p>
          </table:table-cell>
        </table:table-row>
      </table:table>
      <text:p text:style-name="P7"/>
      <text:p text:style-name="P7">Execute:<text:tab/>vextractf128 xmm0, ymm1, 1</text:p>
      <text:p text:style-name="P7"/>
      <text:p text:style-name="P7">Outcome:<text:tab/>The registers have the following data: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25">ymm1:</text:p>
          </table:table-cell>
          <table:table-cell table:style-name="Table8.A1" office:value-type="string">
            <text:p text:style-name="P25">H</text:p>
          </table:table-cell>
          <table:table-cell table:style-name="Table8.A1" office:value-type="string">
            <text:p text:style-name="P25">G</text:p>
          </table:table-cell>
          <table:table-cell table:style-name="Table8.A1" office:value-type="string">
            <text:p text:style-name="P25">F</text:p>
          </table:table-cell>
          <table:table-cell table:style-name="Table8.E1" office:value-type="string">
            <text:p text:style-name="P25">E</text:p>
          </table:table-cell>
        </table:table-row>
        <table:table-row>
          <table:table-cell table:style-name="Table8.A2" office:value-type="string">
            <text:p text:style-name="P25">ymm0: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0</text:p>
          </table:table-cell>
          <table:table-cell table:style-name="Table8.A2" office:value-type="string">
            <text:p text:style-name="P25">H</text:p>
          </table:table-cell>
          <table:table-cell table:style-name="Table8.E2" office:value-type="string">
            <text:p text:style-name="P25">G</text:p>
          </table:table-cell>
        </table:table-row>
      </table:table>
      <text:p text:style-name="P7"/>
      <text:p text:style-name="P9"/>
      <text:p text:style-name="P18">The vinsertf128 instruction</text:p>
      <text:p text:style-name="P7"/>
      <text:p text:style-name="P7"/>
      <text:p text:style-name="P7">Format: <text:s/><text:span text:style-name="T1">vinsertf128 <text:s/>destination, source1, source2, control</text:span></text:p>
      <text:p text:style-name="P7"/>
      <text:p text:style-name="P7">The first two operands, destination and source1, must be ymm registers.</text:p>
      <text:p text:style-name="P7"/>
      <text:p text:style-name="P7">The third operand, source2, must be an xmm register.</text:p>
      <text:p text:style-name="P7"/>
      <text:p text:style-name="P7">The control number must be 0 or 1.</text:p>
      <text:p text:style-name="P7"/>
      <text:p text:style-name="P7"/>
      <text:p text:style-name="P8">Example 1: the control is 0</text:p>
      <text:p text:style-name="P7"/>
      <text:p text:style-name="P7">Suppose:<text:tab/>The registers ymm0, ymm1, ymm2 are as follows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5">ymm2:</text:p>
          </table:table-cell>
          <table:table-cell table:style-name="Table3.A1" office:value-type="string">
            <text:p text:style-name="P25">L</text:p>
          </table:table-cell>
          <table:table-cell table:style-name="Table3.A1" office:value-type="string">
            <text:p text:style-name="P25">K</text:p>
          </table:table-cell>
          <table:table-cell table:style-name="Table3.A1" office:value-type="string">
            <text:p text:style-name="P25">J</text:p>
          </table:table-cell>
          <table:table-cell table:style-name="Table3.E1" office:value-type="string">
            <text:p text:style-name="P25">I</text:p>
          </table:table-cell>
        </table:table-row>
        <table:table-row>
          <table:table-cell table:style-name="Table3.A2" office:value-type="string">
            <text:p text:style-name="P25">ymm1:</text:p>
          </table:table-cell>
          <table:table-cell table:style-name="Table3.A2" office:value-type="string">
            <text:p text:style-name="P25">H</text:p>
          </table:table-cell>
          <table:table-cell table:style-name="Table3.A2" office:value-type="string">
            <text:p text:style-name="P25">G</text:p>
          </table:table-cell>
          <table:table-cell table:style-name="Table3.A2" office:value-type="string">
            <text:p text:style-name="P25">F</text:p>
          </table:table-cell>
          <table:table-cell table:style-name="Table3.E2" office:value-type="string">
            <text:p text:style-name="P25">E</text:p>
          </table:table-cell>
        </table:table-row>
        <table:table-row>
          <table:table-cell table:style-name="Table3.A2" office:value-type="string">
            <text:p text:style-name="P25">ymm0:</text:p>
          </table:table-cell>
          <table:table-cell table:style-name="Table3.A2" office:value-type="string">
            <text:p text:style-name="P25">D</text:p>
          </table:table-cell>
          <table:table-cell table:style-name="Table3.A2" office:value-type="string">
            <text:p text:style-name="P25">C</text:p>
          </table:table-cell>
          <table:table-cell table:style-name="Table3.A2" office:value-type="string">
            <text:p text:style-name="P25">B</text:p>
          </table:table-cell>
          <table:table-cell table:style-name="Table3.E2" office:value-type="string">
            <text:p text:style-name="P25">A</text:p>
          </table:table-cell>
        </table:table-row>
      </table:table>
      <text:p text:style-name="P7"/>
      <text:p text:style-name="P7">Execute:<text:tab/>vinsertf128 ymm2, ymm1, xmm0, 0</text:p>
      <text:p text:style-name="P7"/>
      <text:p text:style-name="P7">Outcome:<text:tab/>The registers will have the following data:</text:p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5">ymm2:</text:p>
          </table:table-cell>
          <table:table-cell table:style-name="Table4.A1" office:value-type="string">
            <text:p text:style-name="P25">H</text:p>
          </table:table-cell>
          <table:table-cell table:style-name="Table4.A1" office:value-type="string">
            <text:p text:style-name="P25">G</text:p>
          </table:table-cell>
          <table:table-cell table:style-name="Table4.A1" office:value-type="string">
            <text:p text:style-name="P25">B</text:p>
          </table:table-cell>
          <table:table-cell table:style-name="Table4.E1" office:value-type="string">
            <text:p text:style-name="P25">A</text:p>
          </table:table-cell>
        </table:table-row>
        <table:table-row>
          <table:table-cell table:style-name="Table4.A2" office:value-type="string">
            <text:p text:style-name="P25">ymm1:</text:p>
          </table:table-cell>
          <table:table-cell table:style-name="Table4.A2" office:value-type="string">
            <text:p text:style-name="P25">H</text:p>
          </table:table-cell>
          <table:table-cell table:style-name="Table4.A2" office:value-type="string">
            <text:p text:style-name="P25">G</text:p>
          </table:table-cell>
          <table:table-cell table:style-name="Table4.A2" office:value-type="string">
            <text:p text:style-name="P25">F</text:p>
          </table:table-cell>
          <table:table-cell table:style-name="Table4.E2" office:value-type="string">
            <text:p text:style-name="P25">E</text:p>
          </table:table-cell>
        </table:table-row>
        <table:table-row>
          <table:table-cell table:style-name="Table4.A2" office:value-type="string">
            <text:p text:style-name="P25">ymm0:</text:p>
          </table:table-cell>
          <table:table-cell table:style-name="Table4.A2" office:value-type="string">
            <text:p text:style-name="P25">D</text:p>
          </table:table-cell>
          <table:table-cell table:style-name="Table4.A2" office:value-type="string">
            <text:p text:style-name="P25">C</text:p>
          </table:table-cell>
          <table:table-cell table:style-name="Table4.A2" office:value-type="string">
            <text:p text:style-name="P25">B</text:p>
          </table:table-cell>
          <table:table-cell table:style-name="Table4.E2" office:value-type="string">
            <text:p text:style-name="P25">A</text:p>
          </table:table-cell>
        </table:table-row>
      </table:table>
      <text:p text:style-name="P7"/>
      <text:p text:style-name="P7">Comment:<text:tab/>Only the destination operand was modified.</text:p>
      <text:p text:style-name="P7"/>
      <text:p text:style-name="P7"/>
      <text:p text:style-name="P8"/>
      <text:p text:style-name="P24">Example 2: the control is 1</text:p>
      <text:p text:style-name="P7"/>
      <text:p text:style-name="P7">Suppose<text:tab/>The registers ymm0, ymm1, ymm2 are as follows.</text:p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5">ymm2:</text:p>
          </table:table-cell>
          <table:table-cell table:style-name="Table9.A1" office:value-type="string">
            <text:p text:style-name="P25">L</text:p>
          </table:table-cell>
          <table:table-cell table:style-name="Table9.A1" office:value-type="string">
            <text:p text:style-name="P25">K</text:p>
          </table:table-cell>
          <table:table-cell table:style-name="Table9.A1" office:value-type="string">
            <text:p text:style-name="P25">J</text:p>
          </table:table-cell>
          <table:table-cell table:style-name="Table9.E1" office:value-type="string">
            <text:p text:style-name="P25">I</text:p>
          </table:table-cell>
        </table:table-row>
        <table:table-row>
          <table:table-cell table:style-name="Table9.A2" office:value-type="string">
            <text:p text:style-name="P25">ymm1:</text:p>
          </table:table-cell>
          <table:table-cell table:style-name="Table9.A2" office:value-type="string">
            <text:p text:style-name="P25">H</text:p>
          </table:table-cell>
          <table:table-cell table:style-name="Table9.A2" office:value-type="string">
            <text:p text:style-name="P25">G</text:p>
          </table:table-cell>
          <table:table-cell table:style-name="Table9.A2" office:value-type="string">
            <text:p text:style-name="P25">F</text:p>
          </table:table-cell>
          <table:table-cell table:style-name="Table9.E2" office:value-type="string">
            <text:p text:style-name="P25">E</text:p>
          </table:table-cell>
        </table:table-row>
        <table:table-row>
          <table:table-cell table:style-name="Table9.A2" office:value-type="string">
            <text:p text:style-name="P25">ymm0:</text:p>
          </table:table-cell>
          <table:table-cell table:style-name="Table9.A2" office:value-type="string">
            <text:p text:style-name="P25">D</text:p>
          </table:table-cell>
          <table:table-cell table:style-name="Table9.A2" office:value-type="string">
            <text:p text:style-name="P25">C</text:p>
          </table:table-cell>
          <table:table-cell table:style-name="Table9.A2" office:value-type="string">
            <text:p text:style-name="P25">B</text:p>
          </table:table-cell>
          <table:table-cell table:style-name="Table9.E2" office:value-type="string">
            <text:p text:style-name="P25">A</text:p>
          </table:table-cell>
        </table:table-row>
      </table:table>
      <text:p text:style-name="P7"/>
      <text:p text:style-name="P7">Execute:<text:tab/>vinsertf128 ymm2, ymm1, xmm0, 1</text:p>
      <text:p text:style-name="P7"/>
      <text:p text:style-name="P7">Outcome:<text:tab/>The registers will have the following data: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25">ymm2:</text:p>
          </table:table-cell>
          <table:table-cell table:style-name="Table10.A1" office:value-type="string">
            <text:p text:style-name="P25">B</text:p>
          </table:table-cell>
          <table:table-cell table:style-name="Table10.A1" office:value-type="string">
            <text:p text:style-name="P25">A</text:p>
          </table:table-cell>
          <table:table-cell table:style-name="Table10.A1" office:value-type="string">
            <text:p text:style-name="P25">F</text:p>
          </table:table-cell>
          <table:table-cell table:style-name="Table10.E1" office:value-type="string">
            <text:p text:style-name="P25">E</text:p>
          </table:table-cell>
        </table:table-row>
        <table:table-row>
          <table:table-cell table:style-name="Table10.A2" office:value-type="string">
            <text:p text:style-name="P25">ymm1:</text:p>
          </table:table-cell>
          <table:table-cell table:style-name="Table10.A2" office:value-type="string">
            <text:p text:style-name="P25">H</text:p>
          </table:table-cell>
          <table:table-cell table:style-name="Table10.A2" office:value-type="string">
            <text:p text:style-name="P25">G</text:p>
          </table:table-cell>
          <table:table-cell table:style-name="Table10.A2" office:value-type="string">
            <text:p text:style-name="P25">F</text:p>
          </table:table-cell>
          <table:table-cell table:style-name="Table10.E2" office:value-type="string">
            <text:p text:style-name="P25">E</text:p>
          </table:table-cell>
        </table:table-row>
        <table:table-row>
          <table:table-cell table:style-name="Table10.A2" office:value-type="string">
            <text:p text:style-name="P25">ymm0:</text:p>
          </table:table-cell>
          <table:table-cell table:style-name="Table10.A2" office:value-type="string">
            <text:p text:style-name="P25">D</text:p>
          </table:table-cell>
          <table:table-cell table:style-name="Table10.A2" office:value-type="string">
            <text:p text:style-name="P25">C</text:p>
          </table:table-cell>
          <table:table-cell table:style-name="Table10.A2" office:value-type="string">
            <text:p text:style-name="P25">B</text:p>
          </table:table-cell>
          <table:table-cell table:style-name="Table10.E2" office:value-type="string">
            <text:p text:style-name="P25">A</text:p>
          </table:table-cell>
        </table:table-row>
      </table:table>
      <text:p text:style-name="P7"/>
      <text:p text:style-name="P7">Comment:<text:tab/>Only the destination operand was modified.</text:p>
      <text:p text:style-name="P7"/>
      <text:p text:style-name="P9"/>
      <text:p text:style-name="P9">The destination operand plays no role in determining the outcome of the instruction. <text:s/>The destination only provides storage for the outcome.</text:p>
      <text:p text:style-name="P18">The vpermilpd instruction</text:p>
      <text:p text:style-name="P9"/>
      <text:p text:style-name="P9"/>
      <text:p text:style-name="P9">Format: <text:s/><text:span text:style-name="T1">vpermilpd <text:s text:c="2"/>destination, source, control</text:span></text:p>
      <text:p text:style-name="P9"/>
      <text:p text:style-name="P9">Both destination and source are ymm registers.</text:p>
      <text:p text:style-name="P9"/>
      <text:p text:style-name="P9">The control is a hex digit, and is sometimes called a selector.</text:p>
      <text:p text:style-name="P9"/>
      <text:p text:style-name="P9">The four doubles in the source operand are indexed as follows: <text:s/>[1|0|1|0].</text:p>
      <text:p text:style-name="P9"/>
      <text:p text:style-name="P9">The two upper doubles of the source will be transferred to the two upper doubles of the destination in an order specified by bits 3-2 of the control operand. <text:s/>The two lower doubles of the source will be transferred to the two lower doubles of the destination in an order specified by bits 1-0 of the control operand.</text:p>
      <text:p text:style-name="P9"/>
      <text:p text:style-name="P9">Let the source = [D|C|B|A]. <text:s/>Then the indices of the 4 values are D =1, C = 0, B = 1, A = 0. <text:s/>Then all possible outcomes of the instruction are given in the following table.</text:p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Control number</text:p>
          </table:table-cell>
          <table:table-cell table:style-name="Table5.B1" office:value-type="string">
            <text:p text:style-name="P31">Destination</text:p>
          </table:table-cell>
        </table:table-row>
        <table:table-row>
          <table:table-cell table:style-name="Table5.A2" office:value-type="string">
            <text:p text:style-name="P31">0000 <text:s/>= <text:s/>0x0</text:p>
          </table:table-cell>
          <table:table-cell table:style-name="Table5.B2" office:value-type="string">
            <text:p text:style-name="P31">[C|C|A|A]</text:p>
          </table:table-cell>
        </table:table-row>
        <table:table-row>
          <table:table-cell table:style-name="Table5.A2" office:value-type="string">
            <text:p text:style-name="P31">0001 <text:s/>= <text:s/>0x1</text:p>
          </table:table-cell>
          <table:table-cell table:style-name="Table5.B2" office:value-type="string">
            <text:p text:style-name="P31">[C|C|A|B]</text:p>
          </table:table-cell>
        </table:table-row>
        <table:table-row>
          <table:table-cell table:style-name="Table5.A2" office:value-type="string">
            <text:p text:style-name="P31">0010 <text:s/>= <text:s/>0x2</text:p>
          </table:table-cell>
          <table:table-cell table:style-name="Table5.B2" office:value-type="string">
            <text:p text:style-name="P31">[C|C|B|A]</text:p>
          </table:table-cell>
        </table:table-row>
        <table:table-row>
          <table:table-cell table:style-name="Table5.A2" office:value-type="string">
            <text:p text:style-name="P31">0011 <text:s/>= <text:s/>0x3</text:p>
          </table:table-cell>
          <table:table-cell table:style-name="Table5.B2" office:value-type="string">
            <text:p text:style-name="P31">[C|C|B|B]</text:p>
          </table:table-cell>
        </table:table-row>
        <table:table-row>
          <table:table-cell table:style-name="Table5.A2" office:value-type="string">
            <text:p text:style-name="P31">0100 <text:s/>= <text:s/>0x4</text:p>
          </table:table-cell>
          <table:table-cell table:style-name="Table5.B2" office:value-type="string">
            <text:p text:style-name="P31">[C|D|A|A]</text:p>
          </table:table-cell>
        </table:table-row>
        <table:table-row>
          <table:table-cell table:style-name="Table5.A2" office:value-type="string">
            <text:p text:style-name="P31">0101 <text:s/>= <text:s/>0x5</text:p>
          </table:table-cell>
          <table:table-cell table:style-name="Table5.B2" office:value-type="string">
            <text:p text:style-name="P31">[C|D|A|B]</text:p>
          </table:table-cell>
        </table:table-row>
        <table:table-row>
          <table:table-cell table:style-name="Table5.A2" office:value-type="string">
            <text:p text:style-name="P31">0110 <text:s/>= <text:s/>0x6</text:p>
          </table:table-cell>
          <table:table-cell table:style-name="Table5.B2" office:value-type="string">
            <text:p text:style-name="P31">[C|D|B|A]</text:p>
          </table:table-cell>
        </table:table-row>
        <table:table-row>
          <table:table-cell table:style-name="Table5.A2" office:value-type="string">
            <text:p text:style-name="P31">0111 <text:s/>= <text:s/>0x7</text:p>
          </table:table-cell>
          <table:table-cell table:style-name="Table5.B2" office:value-type="string">
            <text:p text:style-name="P31">[C|D|B|B]</text:p>
          </table:table-cell>
        </table:table-row>
        <table:table-row>
          <table:table-cell table:style-name="Table5.A2" office:value-type="string">
            <text:p text:style-name="P31">1000 <text:s/>= <text:s/>0x8</text:p>
          </table:table-cell>
          <table:table-cell table:style-name="Table5.B2" office:value-type="string">
            <text:p text:style-name="P31">[D|C|A|A]</text:p>
          </table:table-cell>
        </table:table-row>
        <table:table-row>
          <table:table-cell table:style-name="Table5.A2" office:value-type="string">
            <text:p text:style-name="P31">1001 <text:s/>= <text:s/>0x9</text:p>
          </table:table-cell>
          <table:table-cell table:style-name="Table5.B2" office:value-type="string">
            <text:p text:style-name="P31">[D|C|A|B]</text:p>
          </table:table-cell>
        </table:table-row>
        <table:table-row>
          <table:table-cell table:style-name="Table5.A2" office:value-type="string">
            <text:p text:style-name="P31">1010 <text:s/>= <text:s/>0xA</text:p>
          </table:table-cell>
          <table:table-cell table:style-name="Table5.B2" office:value-type="string">
            <text:p text:style-name="P31">[D|C|B|A]</text:p>
          </table:table-cell>
        </table:table-row>
        <table:table-row>
          <table:table-cell table:style-name="Table5.A2" office:value-type="string">
            <text:p text:style-name="P31">1011 <text:s/>= <text:s/>0xB</text:p>
          </table:table-cell>
          <table:table-cell table:style-name="Table5.B2" office:value-type="string">
            <text:p text:style-name="P31">[D|C|B|B]</text:p>
          </table:table-cell>
        </table:table-row>
        <table:table-row>
          <table:table-cell table:style-name="Table5.A2" office:value-type="string">
            <text:p text:style-name="P31">1100 <text:s/>= <text:s/>0xC</text:p>
          </table:table-cell>
          <table:table-cell table:style-name="Table5.B2" office:value-type="string">
            <text:p text:style-name="P31">[D|D|A|A]</text:p>
          </table:table-cell>
        </table:table-row>
        <table:table-row>
          <table:table-cell table:style-name="Table5.A2" office:value-type="string">
            <text:p text:style-name="P31">1101 <text:s/>= <text:s/>0xD</text:p>
          </table:table-cell>
          <table:table-cell table:style-name="Table5.B2" office:value-type="string">
            <text:p text:style-name="P31">[D|D|A|B]</text:p>
          </table:table-cell>
        </table:table-row>
        <table:table-row>
          <table:table-cell table:style-name="Table5.A2" office:value-type="string">
            <text:p text:style-name="P31">1110 <text:s/>= <text:s/>0xE</text:p>
          </table:table-cell>
          <table:table-cell table:style-name="Table5.B2" office:value-type="string">
            <text:p text:style-name="P31">[D|D|B|A]</text:p>
          </table:table-cell>
        </table:table-row>
        <table:table-row>
          <table:table-cell table:style-name="Table5.A2" office:value-type="string">
            <text:p text:style-name="P31">1111 <text:s/>= <text:s/>0xF</text:p>
          </table:table-cell>
          <table:table-cell table:style-name="Table5.B2" office:value-type="string">
            <text:p text:style-name="P31">[D|D|B|B]</text:p>
          </table:table-cell>
        </table:table-row>
      </table:table>
      <text:p text:style-name="P9"/>
      <text:p text:style-name="P9"/>
      <text:p text:style-name="P12">Example</text:p>
      <text:p text:style-name="P9"/>
      <text:p text:style-name="P9">Suppose:<text:tab/>ymm2 = [ W | X | Y | Z ].</text:p>
      <text:p text:style-name="P9"/>
      <text:p text:style-name="P9">Execute:<text:tab/>vpermilpd <text:s text:c="2"/>ymm1, ymm2, 0xB</text:p>
      <text:p text:style-name="P9"/>
      <text:p text:style-name="P9">Outcome:<text:tab/>ymm1 = [ W | X | Y | Y ].</text:p>
      <text:p text:style-name="P9"/>
      <text:p text:style-name="P9"/>
      <text:p text:style-name="P22">Variations in use of this instruction</text:p>
      <text:p text:style-name="P9"/>
      <text:p text:style-name="P9">It is possible to use this instruction with a control consisting of many hex digits, however, in that case all leading hex digits are ignored except the least significant digit. <text:s/>For example, the instructions below produce identical outcomes.</text:p>
      <text:p text:style-name="P9"/>
      <text:p text:style-name="P9">vpermilpd <text:s/>ymm3, ymm7, 0xD</text:p>
      <text:p text:style-name="P9">vpermilpd <text:s/>ymm3, ymm7, 0x7FD</text:p>
      <text:p text:style-name="P9"/>
      <text:p text:style-name="P9">The destination operand plays no role in determining the outcome; it simply provides storage for the outcome.</text:p>
      <text:p text:style-name="P9"/>
      <text:p text:style-name="P9">The instruction, vpermilpd, was tested using only an immediate selector. <text:s/>Use of a memory or register selector was not tested. <text:s/>Sample usage would look like the following.</text:p>
      <text:p text:style-name="P9"/>
      <text:p text:style-name="P9">vpermilpd <text:s text:c="2"/>ymm14, <text:s/>ymm15, <text:s/>[rsp]</text:p>
      <text:p text:style-name="P9"/>
      <text:p text:style-name="P9">In this case the least significant hex digit stored in [rsp] will be used as the control number.</text:p>
      <text:p text:style-name="P18">The vperm2f128 instruction</text:p>
      <text:p text:style-name="P7"/>
      <text:p text:style-name="P7"/>
      <text:p text:style-name="P7">Format: <text:s/><text:span text:style-name="T1">vpermilpd <text:s/>destination, source1, source2, control</text:span></text:p>
      <text:p text:style-name="P7"/>
      <text:p text:style-name="P7">The destination and the two sources must be ymm registers.</text:p>
      <text:p text:style-name="P7"/>
      <text:p text:style-name="P7">The control, also known as the selector, is an 8-bit number written in hex.</text:p>
      <text:p text:style-name="P7"/>
      <text:p text:style-name="P7"/>
      <text:p text:style-name="P8">Description of the algorithm used by this instruction</text:p>
      <text:p text:style-name="P7"/>
      <text:p text:style-name="P7">Let the destination = [ Y | X ]</text:p>
      <text:p text:style-name="P7"/>
      <text:p text:style-name="P7">Let the first source = [ B | A ]</text:p>
      <text:p text:style-name="P7"/>
      <text:p text:style-name="P7">Let the second source = [ D | C ]</text:p>
      <text:p text:style-name="P7"/>
      <text:p text:style-name="P7">The symbols A, B, C, D, X, and Y represent fields. <text:s/>The term field is used as a name for 128 bits or two adjacent quadwords. <text:s/>Thus, xmm registers are each one field. <text:s/>The ymm registers each contain two fields: an upper field and a lower field. <text:s/>The zmm registers each contain 4 fields. <text:s/>[The symbols A, B, C, and D used to represent fields have no relation to the hex digits with the same names.]</text:p>
      <text:p text:style-name="P7"/>
      <text:p text:style-name="P7">Give to the source fields the following indexing scheme:</text:p>
      <text:p text:style-name="P7"><text:tab/>A = 00</text:p>
      <text:p text:style-name="P7"><text:tab/>B = 01</text:p>
      <text:p text:style-name="P7"><text:tab/>C = 10</text:p>
      <text:p text:style-name="P7"><text:tab/>D = 11</text:p>
      <text:p text:style-name="P7"/>
      <text:p text:style-name="P34">The algorithm for determining X and Y is the following:</text:p>
      <text:p text:style-name="P35">if (control-bit#7 <text:s/>== <text:s/>0) then</text:p>
      <text:p text:style-name="P35"><text:tab/>Y = field indexed by bits 5-4.</text:p>
      <text:p text:style-name="P35">else</text:p>
      <text:p text:style-name="P35"><text:tab/>Y = Zero</text:p>
      <text:p text:style-name="P35">if (control-bit#3 <text:s/>== <text:s/>0) then</text:p>
      <text:p text:style-name="P35"><text:tab/>X = field indexed by bits 1-0</text:p>
      <text:p text:style-name="P35">else</text:p>
      <text:p text:style-name="P35"><text:tab/>X = Zero</text:p>
      <text:p text:style-name="P7"/>
      <text:p text:style-name="P7">Footnote: Notice that bits #6 and #2 play no role in determining the data to be copied to the destination.</text:p>
      <text:p text:style-name="P7"/>
      <text:p text:style-name="P10">The destination operand plays no role in determining the outcome of the instruction; it only provides storage for the outcome.</text:p>
      <text:p text:style-name="P21">Example 1</text:p>
      <text:p text:style-name="P10"/>
      <text:p text:style-name="P10">Suppose:<text:tab/>ymm5 <text:s/>= <text:s/>[ J | K | L | M ] <text:s text:c="3"/>where J, K, L, and M are quadwords</text:p>
      <text:p text:style-name="P10"><text:tab/><text:tab/>ymm7 <text:s/>= <text:s/>[ P | Q | R | S ] <text:s text:c="2"/>where P, Q, R, and S are quadwords</text:p>
      <text:p text:style-name="P10"><text:tab/><text:tab/>The control number is 0xA7</text:p>
      <text:p text:style-name="P10"/>
      <text:p text:style-name="P10">Execute:<text:tab/>vperm2f128 <text:s/>ymm3, ymm5, ymm7, 0xA7</text:p>
      <text:p text:style-name="P10"/>
      <text:p text:style-name="P10">Analysis: <text:s/>Do not forget that the symbols J, K, L, M, P, Q, R, and S are quadwords whereas the instruction vpermilpd only considers field when copying data. <text:s/>There are four fields present.</text:p>
      <text:p text:style-name="P10"/>
      <text:p text:style-name="P10">Source #1 (ymm5) <text:s/>has low field <text:s/>L | M <text:s/>with index <text:s/>00</text:p>
      <text:p text:style-name="P10">Source #1 (ymm5) <text:s/>has high field <text:s/>J | K with index <text:s/>01</text:p>
      <text:p text:style-name="P10">Source #2 (ymm7) <text:s/>has low field <text:s/>R | S <text:s/>with index <text:s/>10</text:p>
      <text:p text:style-name="P10">Source #2 (ymm7) <text:s/>has high field <text:s/>P | Q with index <text:s/>11</text:p>
      <text:p text:style-name="P10"/>
      <text:p text:style-name="P10">The control number 0xA7 is equal to 1010 0111.</text:p>
      <text:p text:style-name="P10"/>
      <text:p text:style-name="P10">Bit#7 is 1 therefore the high field of the destination receives zeros.</text:p>
      <text:p text:style-name="P10"/>
      <text:p text:style-name="P10">Bit#3 is 0 therefore the low field of the destination receives the field indexed by bits 1 and 0. <text:s/>However, bits#1 and 0 of the control number are 11, which is the index of P | Q. <text:s/>Therefore, we can determine the outcome.</text:p>
      <text:p text:style-name="P10"/>
      <text:p text:style-name="P10">Outcome:<text:tab/>ymm3 <text:s/>= <text:s/>[ 0 | 0 | P | Q ]</text:p>
      <text:p text:style-name="P10"/>
      <text:p text:style-name="P10"/>
      <text:p text:style-name="P11">Example 2 <text:s/>How to zero out one entire ymm register.</text:p>
      <text:p text:style-name="P10"/>
      <text:p text:style-name="P10">Suppose the programmer wants to change all 256 bits in ymm9 to 0. <text:s/>The technique is to pick a one byte control number where bits number 7 and 3 are both ones. <text:s/>The other bits play no role. <text:s/>Let's pick <text:s/>1000 1111 = 0x8F.</text:p>
      <text:p text:style-name="P10"/>
      <text:p text:style-name="P10">Execute:<text:tab/>vperm2f128 <text:s/>ymm9, <text:s/>ymm9, <text:s/>ymm9, <text:s/>0x8F</text:p>
      <text:p text:style-name="P10"/>
      <text:p text:style-name="P10">Outcome:<text:tab/>ymm9 <text:s/>= <text:s/>[ 0 | 0 | 0 | 0 ]. <text:s/>Yes, ymm9 is zeroed out.</text:p>
      <text:p text:style-name="P10"/>
      <text:p text:style-name="P10"/>
      <text:p text:style-name="P11">Function table</text:p>
      <text:p text:style-name="P10"/>
      <text:p text:style-name="P10">The following is a function table showing the outcome of instruction vperm2f128 when given various values for the control byte. <text:s/>This is a partial listing. <text:s/>A complete listing will have 256 rows in the table. <text:s/>The complete table is too lengthy for inclusion here.</text:p>
      <text:p text:style-name="P10"/>
      <text:p text:style-name="P10">Let source#1 = [ B | A ] where B and A are 128-bit fields.</text:p>
      <text:p text:style-name="P10"/>
      <text:p text:style-name="P10">Let source#2 = [ D | C ] where D and C are 128 bit fields.</text:p>
      <text:p text:style-name="P10"/>
      <text:p text:style-name="P10"><text:soft-page-break/>Execute:<text:tab/>vperm2f128 <text:s/>destination, source1, source2, control</text:p>
      <text:p text:style-name="P10"/>
      <text:p text:style-name="P10">Here is a partial function table describing the destination after execution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1">Control hex</text:p>
          </table:table-cell>
          <table:table-cell table:style-name="Table6.A1" office:value-type="string">
            <text:p text:style-name="P31">Control binary</text:p>
          </table:table-cell>
          <table:table-cell table:style-name="Table6.C1" office:value-type="string">
            <text:p text:style-name="P31">Destination</text:p>
          </table:table-cell>
        </table:table-row>
        <table:table-row>
          <table:table-cell table:style-name="Table6.A2" office:value-type="string">
            <text:p text:style-name="P31">00</text:p>
          </table:table-cell>
          <table:table-cell table:style-name="Table6.A2" office:value-type="string">
            <text:p text:style-name="P31">0000 0000</text:p>
          </table:table-cell>
          <table:table-cell table:style-name="Table6.C2" office:value-type="string">
            <text:p text:style-name="P31">[ A | A ]</text:p>
          </table:table-cell>
        </table:table-row>
        <table:table-row>
          <table:table-cell table:style-name="Table6.A2" office:value-type="string">
            <text:p text:style-name="P31">01</text:p>
          </table:table-cell>
          <table:table-cell table:style-name="Table6.A2" office:value-type="string">
            <text:p text:style-name="P31">0000 0001</text:p>
          </table:table-cell>
          <table:table-cell table:style-name="Table6.C2" office:value-type="string">
            <text:p text:style-name="P31">[ A | B ]</text:p>
          </table:table-cell>
        </table:table-row>
        <table:table-row>
          <table:table-cell table:style-name="Table6.A2" office:value-type="string">
            <text:p text:style-name="P31">02</text:p>
          </table:table-cell>
          <table:table-cell table:style-name="Table6.A2" office:value-type="string">
            <text:p text:style-name="P31">0000 0010</text:p>
          </table:table-cell>
          <table:table-cell table:style-name="Table6.C2" office:value-type="string">
            <text:p text:style-name="P31">[ A | C ]</text:p>
          </table:table-cell>
        </table:table-row>
        <table:table-row>
          <table:table-cell table:style-name="Table6.A2" office:value-type="string">
            <text:p text:style-name="P31">03</text:p>
          </table:table-cell>
          <table:table-cell table:style-name="Table6.A2" office:value-type="string">
            <text:p text:style-name="P31">0000 0011</text:p>
          </table:table-cell>
          <table:table-cell table:style-name="Table6.C2" office:value-type="string">
            <text:p text:style-name="P31">[ A | D ]</text:p>
          </table:table-cell>
        </table:table-row>
        <table:table-row>
          <table:table-cell table:style-name="Table6.A2" office:value-type="string">
            <text:p text:style-name="P31">04</text:p>
          </table:table-cell>
          <table:table-cell table:style-name="Table6.A2" office:value-type="string">
            <text:p text:style-name="P31">0000 0100</text:p>
          </table:table-cell>
          <table:table-cell table:style-name="Table6.C2" office:value-type="string">
            <text:p text:style-name="P31">[ A | A ]</text:p>
          </table:table-cell>
        </table:table-row>
        <table:table-row>
          <table:table-cell table:style-name="Table6.A2" office:value-type="string">
            <text:p text:style-name="P31">05</text:p>
          </table:table-cell>
          <table:table-cell table:style-name="Table6.A2" office:value-type="string">
            <text:p text:style-name="P31">0000 0101</text:p>
          </table:table-cell>
          <table:table-cell table:style-name="Table6.C2" office:value-type="string">
            <text:p text:style-name="P31">[ A | B ]</text:p>
          </table:table-cell>
        </table:table-row>
        <table:table-row>
          <table:table-cell table:style-name="Table6.A2" office:value-type="string">
            <text:p text:style-name="P31">06</text:p>
          </table:table-cell>
          <table:table-cell table:style-name="Table6.A2" office:value-type="string">
            <text:p text:style-name="P31">0000 0110</text:p>
          </table:table-cell>
          <table:table-cell table:style-name="Table6.C2" office:value-type="string">
            <text:p text:style-name="P31">[ A | C ]</text:p>
          </table:table-cell>
        </table:table-row>
        <table:table-row>
          <table:table-cell table:style-name="Table6.A2" office:value-type="string">
            <text:p text:style-name="P31">07</text:p>
          </table:table-cell>
          <table:table-cell table:style-name="Table6.A2" office:value-type="string">
            <text:p text:style-name="P31">0000 0111</text:p>
          </table:table-cell>
          <table:table-cell table:style-name="Table6.C2" office:value-type="string">
            <text:p text:style-name="P31">[ A | D ]</text:p>
          </table:table-cell>
        </table:table-row>
        <table:table-row>
          <table:table-cell table:style-name="Table6.A2" office:value-type="string">
            <text:p text:style-name="P31">08</text:p>
          </table:table-cell>
          <table:table-cell table:style-name="Table6.A2" office:value-type="string">
            <text:p text:style-name="P31">0000 1000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>09</text:p>
          </table:table-cell>
          <table:table-cell table:style-name="Table6.A2" office:value-type="string">
            <text:p text:style-name="P31">0000 1001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>0A</text:p>
          </table:table-cell>
          <table:table-cell table:style-name="Table6.A2" office:value-type="string">
            <text:p text:style-name="P31">0000 1010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>0B</text:p>
          </table:table-cell>
          <table:table-cell table:style-name="Table6.A2" office:value-type="string">
            <text:p text:style-name="P31">0000 1011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>0C</text:p>
          </table:table-cell>
          <table:table-cell table:style-name="Table6.A2" office:value-type="string">
            <text:p text:style-name="P31">0000 1100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>0D</text:p>
          </table:table-cell>
          <table:table-cell table:style-name="Table6.A2" office:value-type="string">
            <text:p text:style-name="P31">0000 1101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>0E</text:p>
          </table:table-cell>
          <table:table-cell table:style-name="Table6.A2" office:value-type="string">
            <text:p text:style-name="P31">0000 1110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>0F</text:p>
          </table:table-cell>
          <table:table-cell table:style-name="Table6.A2" office:value-type="string">
            <text:p text:style-name="P31">0000 1111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>10</text:p>
          </table:table-cell>
          <table:table-cell table:style-name="Table6.A2" office:value-type="string">
            <text:p text:style-name="P31">0001 0000</text:p>
          </table:table-cell>
          <table:table-cell table:style-name="Table6.C2" office:value-type="string">
            <text:p text:style-name="P31">[ B | A ]</text:p>
          </table:table-cell>
        </table:table-row>
        <table:table-row>
          <table:table-cell table:style-name="Table6.A2" office:value-type="string">
            <text:p text:style-name="P31">11</text:p>
          </table:table-cell>
          <table:table-cell table:style-name="Table6.A2" office:value-type="string">
            <text:p text:style-name="P31">0001 0001</text:p>
          </table:table-cell>
          <table:table-cell table:style-name="Table6.C2" office:value-type="string">
            <text:p text:style-name="P31">[ B | B ]</text:p>
          </table:table-cell>
        </table:table-row>
        <table:table-row>
          <table:table-cell table:style-name="Table6.A2" office:value-type="string">
            <text:p text:style-name="P31">12</text:p>
          </table:table-cell>
          <table:table-cell table:style-name="Table6.A2" office:value-type="string">
            <text:p text:style-name="P31">0001 0010</text:p>
          </table:table-cell>
          <table:table-cell table:style-name="Table6.C2" office:value-type="string">
            <text:p text:style-name="P31">[ B | C ]</text:p>
          </table:table-cell>
        </table:table-row>
        <table:table-row>
          <table:table-cell table:style-name="Table6.A2" office:value-type="string">
            <text:p text:style-name="P31">13</text:p>
          </table:table-cell>
          <table:table-cell table:style-name="Table6.A2" office:value-type="string">
            <text:p text:style-name="P31">0001 0011</text:p>
          </table:table-cell>
          <table:table-cell table:style-name="Table6.C2" office:value-type="string">
            <text:p text:style-name="P31">[ B | D ]</text:p>
          </table:table-cell>
        </table:table-row>
        <table:table-row>
          <table:table-cell table:style-name="Table6.A2" office:value-type="string">
            <text:p text:style-name="P31">14</text:p>
          </table:table-cell>
          <table:table-cell table:style-name="Table6.A2" office:value-type="string">
            <text:p text:style-name="P31">0001 0100</text:p>
          </table:table-cell>
          <table:table-cell table:style-name="Table6.C2" office:value-type="string">
            <text:p text:style-name="P31">[ B | A ]</text:p>
          </table:table-cell>
        </table:table-row>
        <table:table-row>
          <table:table-cell table:style-name="Table6.A2" office:value-type="string">
            <text:p text:style-name="P31">15</text:p>
          </table:table-cell>
          <table:table-cell table:style-name="Table6.A2" office:value-type="string">
            <text:p text:style-name="P31">0001 0101</text:p>
          </table:table-cell>
          <table:table-cell table:style-name="Table6.C2" office:value-type="string">
            <text:p text:style-name="P31">[ B | B ]</text:p>
          </table:table-cell>
        </table:table-row>
        <table:table-row>
          <table:table-cell table:style-name="Table6.A2" office:value-type="string">
            <text:p text:style-name="P31">16</text:p>
          </table:table-cell>
          <table:table-cell table:style-name="Table6.A2" office:value-type="string">
            <text:p text:style-name="P31">0001 0110</text:p>
          </table:table-cell>
          <table:table-cell table:style-name="Table6.C2" office:value-type="string">
            <text:p text:style-name="P31">[ B | C ]</text:p>
          </table:table-cell>
        </table:table-row>
        <table:table-row>
          <table:table-cell table:style-name="Table6.A2" office:value-type="string">
            <text:p text:style-name="P31">17</text:p>
          </table:table-cell>
          <table:table-cell table:style-name="Table6.A2" office:value-type="string">
            <text:p text:style-name="P31">0001 0111</text:p>
          </table:table-cell>
          <table:table-cell table:style-name="Table6.C2" office:value-type="string">
            <text:p text:style-name="P31">[ B | D ]</text:p>
          </table:table-cell>
        </table:table-row>
        <table:table-row>
          <table:table-cell table:style-name="Table6.A2" office:value-type="string">
            <text:p text:style-name="P31">18</text:p>
          </table:table-cell>
          <table:table-cell table:style-name="Table6.A2" office:value-type="string">
            <text:p text:style-name="P31">0001 1000</text:p>
          </table:table-cell>
          <table:table-cell table:style-name="Table6.C2" office:value-type="string">
            <text:p text:style-name="P31">[ B | 0 ]</text:p>
          </table:table-cell>
        </table:table-row>
        <table:table-row>
          <table:table-cell table:style-name="Table6.A2" office:value-type="string">
            <text:p text:style-name="P31">19</text:p>
          </table:table-cell>
          <table:table-cell table:style-name="Table6.A2" office:value-type="string">
            <text:p text:style-name="P31">0001 1001</text:p>
          </table:table-cell>
          <table:table-cell table:style-name="Table6.C2" office:value-type="string">
            <text:p text:style-name="P31">[ B | 0 ]</text:p>
          </table:table-cell>
        </table:table-row>
        <table:table-row>
          <table:table-cell table:style-name="Table6.A2" office:value-type="string">
            <text:p text:style-name="P31">1A</text:p>
          </table:table-cell>
          <table:table-cell table:style-name="Table6.A2" office:value-type="string">
            <text:p text:style-name="P31">0001 1010</text:p>
          </table:table-cell>
          <table:table-cell table:style-name="Table6.C2" office:value-type="string">
            <text:p text:style-name="P31">[ B | 0 ]</text:p>
          </table:table-cell>
        </table:table-row>
        <table:table-row>
          <table:table-cell table:style-name="Table6.A2" office:value-type="string">
            <text:p text:style-name="P31">1B</text:p>
          </table:table-cell>
          <table:table-cell table:style-name="Table6.A2" office:value-type="string">
            <text:p text:style-name="P31">0001 1011</text:p>
          </table:table-cell>
          <table:table-cell table:style-name="Table6.C2" office:value-type="string">
            <text:p text:style-name="P31">[ B | 0 ]</text:p>
          </table:table-cell>
        </table:table-row>
        <table:table-row>
          <table:table-cell table:style-name="Table6.A2" office:value-type="string">
            <text:p text:style-name="P31">1C</text:p>
          </table:table-cell>
          <table:table-cell table:style-name="Table6.A2" office:value-type="string">
            <text:p text:style-name="P31">0001 1100</text:p>
          </table:table-cell>
          <table:table-cell table:style-name="Table6.C2" office:value-type="string">
            <text:p text:style-name="P31">[ B | 0 ]</text:p>
          </table:table-cell>
        </table:table-row>
        <table:table-row>
          <table:table-cell table:style-name="Table6.A2" office:value-type="string">
            <text:p text:style-name="P31">1D</text:p>
          </table:table-cell>
          <table:table-cell table:style-name="Table6.A2" office:value-type="string">
            <text:p text:style-name="P31">0001 1101</text:p>
          </table:table-cell>
          <table:table-cell table:style-name="Table6.C2" office:value-type="string">
            <text:p text:style-name="P31">[ B | 0 ]</text:p>
          </table:table-cell>
        </table:table-row>
        <table:table-row>
          <table:table-cell table:style-name="Table6.A2" office:value-type="string">
            <text:p text:style-name="P31">1E</text:p>
          </table:table-cell>
          <table:table-cell table:style-name="Table6.A2" office:value-type="string">
            <text:p text:style-name="P31">0001 1110</text:p>
          </table:table-cell>
          <table:table-cell table:style-name="Table6.C2" office:value-type="string">
            <text:p text:style-name="P31">[ B | 0 ]</text:p>
          </table:table-cell>
        </table:table-row>
        <table:table-row>
          <table:table-cell table:style-name="Table6.A2" office:value-type="string">
            <text:p text:style-name="P31">1F</text:p>
          </table:table-cell>
          <table:table-cell table:style-name="Table6.A2" office:value-type="string">
            <text:p text:style-name="P31">0001 1111</text:p>
          </table:table-cell>
          <table:table-cell table:style-name="Table6.C2" office:value-type="string">
            <text:p text:style-name="P31">[ B | 0 ]</text:p>
          </table:table-cell>
        </table:table-row>
        <table:table-row>
          <table:table-cell table:style-name="Table6.A2" office:value-type="string">
            <text:p text:style-name="P31">20</text:p>
          </table:table-cell>
          <table:table-cell table:style-name="Table6.A2" office:value-type="string">
            <text:p text:style-name="P31">0010 0000</text:p>
          </table:table-cell>
          <table:table-cell table:style-name="Table6.C2" office:value-type="string">
            <text:p text:style-name="P31">[ C | A ]</text:p>
          </table:table-cell>
        </table:table-row>
        <table:table-row>
          <table:table-cell table:style-name="Table6.A2" office:value-type="string">
            <text:p text:style-name="P31">21</text:p>
          </table:table-cell>
          <table:table-cell table:style-name="Table6.A2" office:value-type="string">
            <text:p text:style-name="P31">0010 0001</text:p>
          </table:table-cell>
          <table:table-cell table:style-name="Table6.C2" office:value-type="string">
            <text:p text:style-name="P31">[ C | B ]</text:p>
          </table:table-cell>
        </table:table-row>
        <table:table-row>
          <table:table-cell table:style-name="Table6.A2" office:value-type="string">
            <text:p text:style-name="P31">22</text:p>
          </table:table-cell>
          <table:table-cell table:style-name="Table6.A2" office:value-type="string">
            <text:p text:style-name="P31">0010 0010</text:p>
          </table:table-cell>
          <table:table-cell table:style-name="Table6.C2" office:value-type="string">
            <text:p text:style-name="P31">[ C | C ]</text:p>
          </table:table-cell>
        </table:table-row>
        <table:table-row>
          <table:table-cell table:style-name="Table6.A2" office:value-type="string">
            <text:p text:style-name="P31">23</text:p>
          </table:table-cell>
          <table:table-cell table:style-name="Table6.A2" office:value-type="string">
            <text:p text:style-name="P31">0010 0011</text:p>
          </table:table-cell>
          <table:table-cell table:style-name="Table6.C2" office:value-type="string">
            <text:p text:style-name="P31">[ C | D ]</text:p>
          </table:table-cell>
        </table:table-row>
        <table:table-row>
          <table:table-cell table:style-name="Table6.A2" office:value-type="string">
            <text:p text:style-name="P31">24</text:p>
          </table:table-cell>
          <table:table-cell table:style-name="Table6.A2" office:value-type="string">
            <text:p text:style-name="P31">0010 0100</text:p>
          </table:table-cell>
          <table:table-cell table:style-name="Table6.C2" office:value-type="string">
            <text:p text:style-name="P31">[ C | A ]</text:p>
          </table:table-cell>
        </table:table-row>
        <table:table-row>
          <table:table-cell table:style-name="Table6.A2" office:value-type="string">
            <text:p text:style-name="P31">25</text:p>
          </table:table-cell>
          <table:table-cell table:style-name="Table6.A2" office:value-type="string">
            <text:p text:style-name="P31">0010 0101</text:p>
          </table:table-cell>
          <table:table-cell table:style-name="Table6.C2" office:value-type="string">
            <text:p text:style-name="P31">[ C | B ]</text:p>
          </table:table-cell>
        </table:table-row>
        <table:table-row>
          <table:table-cell table:style-name="Table6.A2" office:value-type="string">
            <text:p text:style-name="P31">26</text:p>
          </table:table-cell>
          <table:table-cell table:style-name="Table6.A2" office:value-type="string">
            <text:p text:style-name="P31">0010 0110</text:p>
          </table:table-cell>
          <table:table-cell table:style-name="Table6.C2" office:value-type="string">
            <text:p text:style-name="P31">[ C | C ]</text:p>
          </table:table-cell>
        </table:table-row>
        <table:table-row>
          <table:table-cell table:style-name="Table6.A2" office:value-type="string">
            <text:p text:style-name="P31">27</text:p>
          </table:table-cell>
          <table:table-cell table:style-name="Table6.A2" office:value-type="string">
            <text:p text:style-name="P31">0010 0111</text:p>
          </table:table-cell>
          <table:table-cell table:style-name="Table6.C2" office:value-type="string">
            <text:p text:style-name="P31">[ C | D ]</text:p>
          </table:table-cell>
        </table:table-row>
        <table:table-row>
          <table:table-cell table:style-name="Table6.A2" office:value-type="string">
            <text:p text:style-name="P31">28</text:p>
          </table:table-cell>
          <table:table-cell table:style-name="Table6.A2" office:value-type="string">
            <text:p text:style-name="P31">0010 1000</text:p>
          </table:table-cell>
          <table:table-cell table:style-name="Table6.C2" office:value-type="string">
            <text:p text:style-name="P31">[ C | 0 ]</text:p>
          </table:table-cell>
        </table:table-row>
        <text:soft-page-break/>
        <table:table-row>
          <table:table-cell table:style-name="Table6.A2" office:value-type="string">
            <text:p text:style-name="P31">29</text:p>
          </table:table-cell>
          <table:table-cell table:style-name="Table6.A2" office:value-type="string">
            <text:p text:style-name="P31">0010 1001</text:p>
          </table:table-cell>
          <table:table-cell table:style-name="Table6.C2" office:value-type="string">
            <text:p text:style-name="P31">[ C | 0 ]</text:p>
          </table:table-cell>
        </table:table-row>
        <table:table-row>
          <table:table-cell table:style-name="Table6.A2" office:value-type="string">
            <text:p text:style-name="P31">2A</text:p>
          </table:table-cell>
          <table:table-cell table:style-name="Table6.A2" office:value-type="string">
            <text:p text:style-name="P31">0010 1010</text:p>
          </table:table-cell>
          <table:table-cell table:style-name="Table6.C2" office:value-type="string">
            <text:p text:style-name="P31">[ C | 0 ]</text:p>
          </table:table-cell>
        </table:table-row>
        <table:table-row>
          <table:table-cell table:style-name="Table6.A2" office:value-type="string">
            <text:p text:style-name="P31">2B</text:p>
          </table:table-cell>
          <table:table-cell table:style-name="Table6.A2" office:value-type="string">
            <text:p text:style-name="P31">0010 1011</text:p>
          </table:table-cell>
          <table:table-cell table:style-name="Table6.C2" office:value-type="string">
            <text:p text:style-name="P31">[ C | 0 ]</text:p>
          </table:table-cell>
        </table:table-row>
        <table:table-row>
          <table:table-cell table:style-name="Table6.A2" office:value-type="string">
            <text:p text:style-name="P31">2C</text:p>
          </table:table-cell>
          <table:table-cell table:style-name="Table6.A2" office:value-type="string">
            <text:p text:style-name="P31">0010 1100</text:p>
          </table:table-cell>
          <table:table-cell table:style-name="Table6.C2" office:value-type="string">
            <text:p text:style-name="P31">[ C | 0 ]</text:p>
          </table:table-cell>
        </table:table-row>
        <table:table-row>
          <table:table-cell table:style-name="Table6.A2" office:value-type="string">
            <text:p text:style-name="P31">2D</text:p>
          </table:table-cell>
          <table:table-cell table:style-name="Table6.A2" office:value-type="string">
            <text:p text:style-name="P31">0010 1101</text:p>
          </table:table-cell>
          <table:table-cell table:style-name="Table6.C2" office:value-type="string">
            <text:p text:style-name="P31">[ C | 0 ]</text:p>
          </table:table-cell>
        </table:table-row>
        <table:table-row>
          <table:table-cell table:style-name="Table6.A2" office:value-type="string">
            <text:p text:style-name="P31">2E</text:p>
          </table:table-cell>
          <table:table-cell table:style-name="Table6.A2" office:value-type="string">
            <text:p text:style-name="P31">0010 1110</text:p>
          </table:table-cell>
          <table:table-cell table:style-name="Table6.C2" office:value-type="string">
            <text:p text:style-name="P31">[ C | 0 ]</text:p>
          </table:table-cell>
        </table:table-row>
        <table:table-row>
          <table:table-cell table:style-name="Table6.A2" office:value-type="string">
            <text:p text:style-name="P31">2F</text:p>
          </table:table-cell>
          <table:table-cell table:style-name="Table6.A2" office:value-type="string">
            <text:p text:style-name="P31">0010 1111</text:p>
          </table:table-cell>
          <table:table-cell table:style-name="Table6.C2" office:value-type="string">
            <text:p text:style-name="P31">[ C | 0 ]</text:p>
          </table:table-cell>
        </table:table-row>
        <table:table-row>
          <table:table-cell table:style-name="Table6.A2" office:value-type="string">
            <text:p text:style-name="P31">30</text:p>
          </table:table-cell>
          <table:table-cell table:style-name="Table6.A2" office:value-type="string">
            <text:p text:style-name="P31">0011 0000</text:p>
          </table:table-cell>
          <table:table-cell table:style-name="Table6.C2" office:value-type="string">
            <text:p text:style-name="P31">[ D | A ]</text:p>
          </table:table-cell>
        </table:table-row>
        <table:table-row>
          <table:table-cell table:style-name="Table6.A2" office:value-type="string">
            <text:p text:style-name="P31">31</text:p>
          </table:table-cell>
          <table:table-cell table:style-name="Table6.A2" office:value-type="string">
            <text:p text:style-name="P31">0011 0001</text:p>
          </table:table-cell>
          <table:table-cell table:style-name="Table6.C2" office:value-type="string">
            <text:p text:style-name="P31">[ D | B ]</text:p>
          </table:table-cell>
        </table:table-row>
        <table:table-row>
          <table:table-cell table:style-name="Table6.A2" office:value-type="string">
            <text:p text:style-name="P31">32</text:p>
          </table:table-cell>
          <table:table-cell table:style-name="Table6.A2" office:value-type="string">
            <text:p text:style-name="P31">0011 0010</text:p>
          </table:table-cell>
          <table:table-cell table:style-name="Table6.C2" office:value-type="string">
            <text:p text:style-name="P31">[ D | C ]</text:p>
          </table:table-cell>
        </table:table-row>
        <table:table-row>
          <table:table-cell table:style-name="Table6.A2" office:value-type="string">
            <text:p text:style-name="P31">33</text:p>
          </table:table-cell>
          <table:table-cell table:style-name="Table6.A2" office:value-type="string">
            <text:p text:style-name="P31">0011 0011</text:p>
          </table:table-cell>
          <table:table-cell table:style-name="Table6.C2" office:value-type="string">
            <text:p text:style-name="P31">[ D | D ]</text:p>
          </table:table-cell>
        </table:table-row>
        <table:table-row>
          <table:table-cell table:style-name="Table6.A2" office:value-type="string">
            <text:p text:style-name="P31">34</text:p>
          </table:table-cell>
          <table:table-cell table:style-name="Table6.A2" office:value-type="string">
            <text:p text:style-name="P31">0011 0100</text:p>
          </table:table-cell>
          <table:table-cell table:style-name="Table6.C2" office:value-type="string">
            <text:p text:style-name="P31">[ D | A ]</text:p>
          </table:table-cell>
        </table:table-row>
        <table:table-row>
          <table:table-cell table:style-name="Table6.A2" office:value-type="string">
            <text:p text:style-name="P31">35</text:p>
          </table:table-cell>
          <table:table-cell table:style-name="Table6.A2" office:value-type="string">
            <text:p text:style-name="P31">0011 0101</text:p>
          </table:table-cell>
          <table:table-cell table:style-name="Table6.C2" office:value-type="string">
            <text:p text:style-name="P31">[ D | B ]</text:p>
          </table:table-cell>
        </table:table-row>
        <table:table-row>
          <table:table-cell table:style-name="Table6.A2" office:value-type="string">
            <text:p text:style-name="P31">36</text:p>
          </table:table-cell>
          <table:table-cell table:style-name="Table6.A2" office:value-type="string">
            <text:p text:style-name="P31">0011 0110</text:p>
          </table:table-cell>
          <table:table-cell table:style-name="Table6.C2" office:value-type="string">
            <text:p text:style-name="P31">[ D | C ]</text:p>
          </table:table-cell>
        </table:table-row>
        <table:table-row>
          <table:table-cell table:style-name="Table6.A2" office:value-type="string">
            <text:p text:style-name="P31">37</text:p>
          </table:table-cell>
          <table:table-cell table:style-name="Table6.A2" office:value-type="string">
            <text:p text:style-name="P31">0011 0111</text:p>
          </table:table-cell>
          <table:table-cell table:style-name="Table6.C2" office:value-type="string">
            <text:p text:style-name="P31">[ D | D ]</text:p>
          </table:table-cell>
        </table:table-row>
        <table:table-row>
          <table:table-cell table:style-name="Table6.A2" office:value-type="string">
            <text:p text:style-name="P31">38</text:p>
          </table:table-cell>
          <table:table-cell table:style-name="Table6.A2" office:value-type="string">
            <text:p text:style-name="P31">0011 1000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>39</text:p>
          </table:table-cell>
          <table:table-cell table:style-name="Table6.A2" office:value-type="string">
            <text:p text:style-name="P31">0011 1001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>3A</text:p>
          </table:table-cell>
          <table:table-cell table:style-name="Table6.A2" office:value-type="string">
            <text:p text:style-name="P31">0011 1010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>3B</text:p>
          </table:table-cell>
          <table:table-cell table:style-name="Table6.A2" office:value-type="string">
            <text:p text:style-name="P31">0011 1011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>3C</text:p>
          </table:table-cell>
          <table:table-cell table:style-name="Table6.A2" office:value-type="string">
            <text:p text:style-name="P31">0011 1100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>3D</text:p>
          </table:table-cell>
          <table:table-cell table:style-name="Table6.A2" office:value-type="string">
            <text:p text:style-name="P31">0011 1101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>3E</text:p>
          </table:table-cell>
          <table:table-cell table:style-name="Table6.A2" office:value-type="string">
            <text:p text:style-name="P31">0011 1110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>3F</text:p>
          </table:table-cell>
          <table:table-cell table:style-name="Table6.A2" office:value-type="string">
            <text:p text:style-name="P31">0011 1111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>40</text:p>
          </table:table-cell>
          <table:table-cell table:style-name="Table6.A2" office:value-type="string">
            <text:p text:style-name="P31">0100 0000</text:p>
          </table:table-cell>
          <table:table-cell table:style-name="Table6.C2" office:value-type="string">
            <text:p text:style-name="P31">[ A | A ]</text:p>
          </table:table-cell>
        </table:table-row>
        <table:table-row>
          <table:table-cell table:style-name="Table6.A2" office:value-type="string">
            <text:p text:style-name="P31">41</text:p>
          </table:table-cell>
          <table:table-cell table:style-name="Table6.A2" office:value-type="string">
            <text:p text:style-name="P31">0100 0001</text:p>
          </table:table-cell>
          <table:table-cell table:style-name="Table6.C2" office:value-type="string">
            <text:p text:style-name="P31">[ A | B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4C</text:p>
          </table:table-cell>
          <table:table-cell table:style-name="Table6.A2" office:value-type="string">
            <text:p text:style-name="P31">0100 1100</text:p>
          </table:table-cell>
          <table:table-cell table:style-name="Table6.C2" office:value-type="string">
            <text:p text:style-name="P31">[ A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56</text:p>
          </table:table-cell>
          <table:table-cell table:style-name="Table6.A2" office:value-type="string">
            <text:p text:style-name="P31">0101 0110</text:p>
          </table:table-cell>
          <table:table-cell table:style-name="Table6.C2" office:value-type="string">
            <text:p text:style-name="P31">[ B | C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6C</text:p>
          </table:table-cell>
          <table:table-cell table:style-name="Table6.A2" office:value-type="string">
            <text:p text:style-name="P31">0110 1100</text:p>
          </table:table-cell>
          <table:table-cell table:style-name="Table6.C2" office:value-type="string">
            <text:p text:style-name="P31">[ C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7D</text:p>
          </table:table-cell>
          <table:table-cell table:style-name="Table6.A2" office:value-type="string">
            <text:p text:style-name="P31">0111 1101</text:p>
          </table:table-cell>
          <table:table-cell table:style-name="Table6.C2" office:value-type="string">
            <text:p text:style-name="P31">[ D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82</text:p>
          </table:table-cell>
          <table:table-cell table:style-name="Table6.A2" office:value-type="string">
            <text:p text:style-name="P31">1000 0010</text:p>
          </table:table-cell>
          <table:table-cell table:style-name="Table6.C2" office:value-type="string">
            <text:p text:style-name="P31">[ 0 | C ]</text:p>
          </table:table-cell>
        </table:table-row>
        <table:table-row>
          <table:table-cell table:style-name="Table6.A2" office:value-type="string">
            <text:p text:style-name="P31">83</text:p>
          </table:table-cell>
          <table:table-cell table:style-name="Table6.A2" office:value-type="string">
            <text:p text:style-name="P31">1000 0011</text:p>
          </table:table-cell>
          <table:table-cell table:style-name="Table6.C2" office:value-type="string">
            <text:p text:style-name="P31">[ 0 | D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8F</text:p>
          </table:table-cell>
          <table:table-cell table:style-name="Table6.A2" office:value-type="string">
            <text:p text:style-name="P31">1000 111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90</text:p>
          </table:table-cell>
          <table:table-cell table:style-name="Table6.A2" office:value-type="string">
            <text:p text:style-name="P31">1001 0000</text:p>
          </table:table-cell>
          <table:table-cell table:style-name="Table6.C2" office:value-type="string">
            <text:p text:style-name="P31">[ 0 | A ]</text:p>
          </table:table-cell>
        </table:table-row>
        <table:table-row>
          <table:table-cell table:style-name="Table6.A2" office:value-type="string">
            <text:p text:style-name="P31">91</text:p>
          </table:table-cell>
          <table:table-cell table:style-name="Table6.A2" office:value-type="string">
            <text:p text:style-name="P31">1001 0001</text:p>
          </table:table-cell>
          <table:table-cell table:style-name="Table6.C2" office:value-type="string">
            <text:p text:style-name="P31">[ 0 | B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97</text:p>
          </table:table-cell>
          <table:table-cell table:style-name="Table6.A2" office:value-type="string">
            <text:p text:style-name="P31">1001 0111</text:p>
          </table:table-cell>
          <table:table-cell table:style-name="Table6.C2" office:value-type="string">
            <text:p text:style-name="P31">[ 0 | D ]</text:p>
          </table:table-cell>
        </table:table-row>
        <table:table-row>
          <table:table-cell table:style-name="Table6.A2" office:value-type="string">
            <text:p text:style-name="P31">98</text:p>
          </table:table-cell>
          <table:table-cell table:style-name="Table6.A2" office:value-type="string">
            <text:p text:style-name="P31">1001 100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A3</text:p>
          </table:table-cell>
          <table:table-cell table:style-name="Table6.A2" office:value-type="string">
            <text:p text:style-name="P31">1010 0011</text:p>
          </table:table-cell>
          <table:table-cell table:style-name="Table6.C2" office:value-type="string">
            <text:p text:style-name="P31">[ 0 | D ]</text:p>
          </table:table-cell>
        </table:table-row>
        <text:soft-page-break/>
        <table:table-row>
          <table:table-cell table:style-name="Table6.A2" office:value-type="string">
            <text:p text:style-name="P31">A4</text:p>
          </table:table-cell>
          <table:table-cell table:style-name="Table6.A2" office:value-type="string">
            <text:p text:style-name="P31">1010 0100</text:p>
          </table:table-cell>
          <table:table-cell table:style-name="Table6.C2" office:value-type="string">
            <text:p text:style-name="P31">[ 0 | A ]</text:p>
          </table:table-cell>
        </table:table-row>
        <table:table-row>
          <table:table-cell table:style-name="Table6.A2" office:value-type="string">
            <text:p text:style-name="P31">A5</text:p>
          </table:table-cell>
          <table:table-cell table:style-name="Table6.A2" office:value-type="string">
            <text:p text:style-name="P31">1010 0101</text:p>
          </table:table-cell>
          <table:table-cell table:style-name="Table6.C2" office:value-type="string">
            <text:p text:style-name="P31">[ 0 | B ]</text:p>
          </table:table-cell>
        </table:table-row>
        <table:table-row>
          <table:table-cell table:style-name="Table6.A2" office:value-type="string">
            <text:p text:style-name="P31">A6</text:p>
          </table:table-cell>
          <table:table-cell table:style-name="Table6.A2" office:value-type="string">
            <text:p text:style-name="P31">1010 0110</text:p>
          </table:table-cell>
          <table:table-cell table:style-name="Table6.C2" office:value-type="string">
            <text:p text:style-name="P31">[ 0 | C ]</text:p>
          </table:table-cell>
        </table:table-row>
        <table:table-row>
          <table:table-cell table:style-name="Table6.A2" office:value-type="string">
            <text:p text:style-name="P31">A7</text:p>
          </table:table-cell>
          <table:table-cell table:style-name="Table6.A2" office:value-type="string">
            <text:p text:style-name="P31">1010 0111</text:p>
          </table:table-cell>
          <table:table-cell table:style-name="Table6.C2" office:value-type="string">
            <text:p text:style-name="P31">[ 0 | D ]</text:p>
          </table:table-cell>
        </table:table-row>
        <table:table-row>
          <table:table-cell table:style-name="Table6.A2" office:value-type="string">
            <text:p text:style-name="P31">A8</text:p>
          </table:table-cell>
          <table:table-cell table:style-name="Table6.A2" office:value-type="string">
            <text:p text:style-name="P31">1010 100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A9</text:p>
          </table:table-cell>
          <table:table-cell table:style-name="Table6.A2" office:value-type="string">
            <text:p text:style-name="P31">1010 100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AA</text:p>
          </table:table-cell>
          <table:table-cell table:style-name="Table6.A2" office:value-type="string">
            <text:p text:style-name="P31">1010 101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AB</text:p>
          </table:table-cell>
          <table:table-cell table:style-name="Table6.A2" office:value-type="string">
            <text:p text:style-name="P31">1010 101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AC</text:p>
          </table:table-cell>
          <table:table-cell table:style-name="Table6.A2" office:value-type="string">
            <text:p text:style-name="P31">1010 110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AD</text:p>
          </table:table-cell>
          <table:table-cell table:style-name="Table6.A2" office:value-type="string">
            <text:p text:style-name="P31">1010 110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AE</text:p>
          </table:table-cell>
          <table:table-cell table:style-name="Table6.A2" office:value-type="string">
            <text:p text:style-name="P31">1010 111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AF</text:p>
          </table:table-cell>
          <table:table-cell table:style-name="Table6.A2" office:value-type="string">
            <text:p text:style-name="P31">1010 111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B9</text:p>
          </table:table-cell>
          <table:table-cell table:style-name="Table6.A2" office:value-type="string">
            <text:p text:style-name="P31">1011 100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BA</text:p>
          </table:table-cell>
          <table:table-cell table:style-name="Table6.A2" office:value-type="string">
            <text:p text:style-name="P31">1011 101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C8</text:p>
          </table:table-cell>
          <table:table-cell table:style-name="Table6.A2" office:value-type="string">
            <text:p text:style-name="P31">1100 100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CE</text:p>
          </table:table-cell>
          <table:table-cell table:style-name="Table6.A2" office:value-type="string">
            <text:p text:style-name="P31">1100 111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CF</text:p>
          </table:table-cell>
          <table:table-cell table:style-name="Table6.A2" office:value-type="string">
            <text:p text:style-name="P31">1100 111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D7</text:p>
          </table:table-cell>
          <table:table-cell table:style-name="Table6.A2" office:value-type="string">
            <text:p text:style-name="P31">1101 0111</text:p>
          </table:table-cell>
          <table:table-cell table:style-name="Table6.C2" office:value-type="string">
            <text:p text:style-name="P31">[ 0 | D ]</text:p>
          </table:table-cell>
        </table:table-row>
        <table:table-row>
          <table:table-cell table:style-name="Table6.A2" office:value-type="string">
            <text:p text:style-name="P31">D8</text:p>
          </table:table-cell>
          <table:table-cell table:style-name="Table6.A2" office:value-type="string">
            <text:p text:style-name="P31">1101 100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DF</text:p>
          </table:table-cell>
          <table:table-cell table:style-name="Table6.A2" office:value-type="string">
            <text:p text:style-name="P31">1101 111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E0</text:p>
          </table:table-cell>
          <table:table-cell table:style-name="Table6.A2" office:value-type="string">
            <text:p text:style-name="P31">1110 0000</text:p>
          </table:table-cell>
          <table:table-cell table:style-name="Table6.C2" office:value-type="string">
            <text:p text:style-name="P31">[ 0 | A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E7</text:p>
          </table:table-cell>
          <table:table-cell table:style-name="Table6.A2" office:value-type="string">
            <text:p text:style-name="P31">1110 0111</text:p>
          </table:table-cell>
          <table:table-cell table:style-name="Table6.C2" office:value-type="string">
            <text:p text:style-name="P31">[ 0 | D ]</text:p>
          </table:table-cell>
        </table:table-row>
        <table:table-row>
          <table:table-cell table:style-name="Table6.A2" office:value-type="string">
            <text:p text:style-name="P31">E8</text:p>
          </table:table-cell>
          <table:table-cell table:style-name="Table6.A2" office:value-type="string">
            <text:p text:style-name="P31">1110 100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E9</text:p>
          </table:table-cell>
          <table:table-cell table:style-name="Table6.A2" office:value-type="string">
            <text:p text:style-name="P31">1110 100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EA</text:p>
          </table:table-cell>
          <table:table-cell table:style-name="Table6.A2" office:value-type="string">
            <text:p text:style-name="P31">1110 101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EE</text:p>
          </table:table-cell>
          <table:table-cell table:style-name="Table6.A2" office:value-type="string">
            <text:p text:style-name="P31">1110 111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EF</text:p>
          </table:table-cell>
          <table:table-cell table:style-name="Table6.A2" office:value-type="string">
            <text:p text:style-name="P31">1110 111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FA</text:p>
          </table:table-cell>
          <table:table-cell table:style-name="Table6.A2" office:value-type="string">
            <text:p text:style-name="P31">1111 101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FB</text:p>
          </table:table-cell>
          <table:table-cell table:style-name="Table6.A2" office:value-type="string">
            <text:p text:style-name="P31">1111 1011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31"/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31">FE</text:p>
          </table:table-cell>
          <table:table-cell table:style-name="Table6.A2" office:value-type="string">
            <text:p text:style-name="P31">1111 1110</text:p>
          </table:table-cell>
          <table:table-cell table:style-name="Table6.C2" office:value-type="string">
            <text:p text:style-name="P31">[ 0 | 0 ]</text:p>
          </table:table-cell>
        </table:table-row>
        <table:table-row>
          <table:table-cell table:style-name="Table6.A2" office:value-type="string">
            <text:p text:style-name="P31">FF</text:p>
          </table:table-cell>
          <table:table-cell table:style-name="Table6.A2" office:value-type="string">
            <text:p text:style-name="P31">1111 1111</text:p>
          </table:table-cell>
          <table:table-cell table:style-name="Table6.C2" office:value-type="string">
            <text:p text:style-name="P31">[ 0 | 0 ]</text:p>
          </table:table-cell>
        </table:table-row>
      </table:table>
      <text:p text:style-name="P7"/>
      <text:p text:style-name="P9"/>
      <text:p text:style-name="P19">The horizontal add instruction</text:p>
      <text:p text:style-name="P10"/>
      <text:p text:style-name="P10"/>
      <text:p text:style-name="P11">Format: <text:s/>vhaddpd <text:s/>destination, source1, source2</text:p>
      <text:p text:style-name="P10"/>
      <text:p text:style-name="P10">The destination and source1 must be ymm registers</text:p>
      <text:p text:style-name="P10">The operand source2 may be a ymm register or a location in memory</text:p>
      <text:p text:style-name="P10"/>
      <text:p text:style-name="P10">The instruction will compute 4 sums concurrently, and place the four sums in the destination.</text:p>
      <text:p text:style-name="P10"/>
      <text:p text:style-name="P10"/>
      <text:p text:style-name="P11">Example</text:p>
      <text:p text:style-name="P10"/>
      <text:p text:style-name="P10">Suppose:<text:tab/>ymm4 = [ W | X | Y | Z ]</text:p>
      <text:p text:style-name="P10"><text:tab/><text:tab/>ymm8 = [ D | C | B | A ]</text:p>
      <text:p text:style-name="P10"><text:tab/><text:tab/>ymm11 = [ H | G | F | E ]</text:p>
      <text:p text:style-name="P10"/>
      <text:p text:style-name="P10">Execute:<text:tab/>vhaddpd ymm4, ymm8, ymm11</text:p>
      <text:p text:style-name="P10"/>
      <text:p text:style-name="P10">Outcome:<text:tab/>ymm4 = [ E+F | A+B | G+H | C+D ]</text:p>
      <text:p text:style-name="P10"><text:tab/><text:tab/>ymm8 = no change</text:p>
      <text:p text:style-name="P10"><text:tab/><text:tab/>ymm11 = no change</text:p>
      <text:p text:style-name="P10"/>
      <text:p text:style-name="P10"/>
      <text:p text:style-name="P10"/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Chapter 4: AVX2 instructions</text:p>
      <text:p text:style-name="P10"/>
      <text:p text:style-name="P10"/>
      <text:p text:style-name="P10"/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table:number-columns-spanned="3" office:value-type="string">
              <text:p text:style-name="P33">AVX2 Initial Processors</text:p>
            </table:table-cell>
            <table:covered-table-cell/>
            <table:covered-table-cell/>
          </table:table-row>
        </table:table-header-rows>
        <table:table-row>
          <table:table-cell table:style-name="Table16.A2" office:value-type="string">
            <text:p text:style-name="P29">Manufacturer</text:p>
          </table:table-cell>
          <table:table-cell table:style-name="Table16.A2" office:value-type="string">
            <text:p text:style-name="P29">Processor</text:p>
          </table:table-cell>
          <table:table-cell table:style-name="Table16.C2" office:value-type="string">
            <text:p text:style-name="P29">Date released</text:p>
          </table:table-cell>
        </table:table-row>
        <table:table-row>
          <table:table-cell table:style-name="Table16.A2" office:value-type="string">
            <text:p text:style-name="P29">Intel</text:p>
          </table:table-cell>
          <table:table-cell table:style-name="Table16.A2" office:value-type="string">
            <text:p text:style-name="P29">Haswell</text:p>
          </table:table-cell>
          <table:table-cell table:style-name="Table16.C2" office:value-type="string">
            <text:p text:style-name="P29">2013 Quarter 2</text:p>
          </table:table-cell>
        </table:table-row>
        <table:table-row>
          <table:table-cell table:style-name="Table16.A2" office:value-type="string">
            <text:p text:style-name="P29">AMD</text:p>
          </table:table-cell>
          <table:table-cell table:style-name="Table16.A2" office:value-type="string">
            <text:p text:style-name="P29">Excavator</text:p>
          </table:table-cell>
          <table:table-cell table:style-name="Table16.C2" office:value-type="string">
            <text:p text:style-name="P29">2015</text:p>
          </table:table-cell>
        </table:table-row>
      </table:table>
      <text:p text:style-name="P10"/>
      <text:p text:style-name="P3">Information obtained from Wikipedia</text:p>
      <text:p text:style-name="P10"/>
      <text:p text:style-name="P10"/>
      <text:p text:style-name="P18">The 64-bit broadcast instruction</text:p>
      <text:p text:style-name="P12"/>
      <text:p text:style-name="P7"/>
      <text:p text:style-name="P7">Format: <text:s/><text:span text:style-name="T1">vbroadcastsd destination, memorylocation</text:span></text:p>
      <text:p text:style-name="P7"/>
      <text:p text:style-name="P7">The destination must be a ymm register.</text:p>
      <text:p text:style-name="P7"/>
      <text:p text:style-name="P7">The memorylocation is a deference to a starting byte of memory.</text:p>
      <text:p text:style-name="P7"/>
      <text:p text:style-name="P7">The 64-bit quadword at the designated memory location will be copied to the destination operand repeatedly until the destination is full.</text:p>
      <text:p text:style-name="P7"/>
      <text:p text:style-name="P7"/>
      <text:p text:style-name="P8">Example</text:p>
      <text:p text:style-name="P7"/>
      <text:p text:style-name="P7">Suppose:<text:tab/>The floating point number B is at rsp+24. <text:s/>The stack looks like this.</text:p>
      <text:p text:style-name="P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6">Z</text:p>
          </table:table-cell>
        </table:table-row>
        <table:table-row>
          <table:table-cell table:style-name="Table12.A2" office:value-type="string">
            <text:p text:style-name="P26">B</text:p>
          </table:table-cell>
        </table:table-row>
        <table:table-row>
          <table:table-cell table:style-name="Table12.A2" office:value-type="string">
            <text:p text:style-name="P26">A</text:p>
          </table:table-cell>
        </table:table-row>
        <table:table-row>
          <table:table-cell table:style-name="Table12.A2" office:value-type="string">
            <text:p text:style-name="P26">T</text:p>
          </table:table-cell>
        </table:table-row>
        <table:table-row>
          <table:table-cell table:style-name="Table12.A2" office:value-type="string">
            <text:p text:style-name="P26">R</text:p>
          </table:table-cell>
        </table:table-row>
      </table:table>
      <text:p text:style-name="P7"/>
      <text:p text:style-name="P7"/>
      <text:p text:style-name="P7">Execute:<text:tab/>vbroadcastsd ymm5, [rsp+24]</text:p>
      <text:p text:style-name="P7"/>
      <text:p text:style-name="P10">Outcome:<text:tab/>ymm5 <text:s/>= <text:s/>[ B | B | B | B ]. <text:s/>The destination will have four identical double precision values (quadwords).</text:p>
      <text:p text:style-name="P18">The vpermpd instruction</text:p>
      <text:p text:style-name="P10"/>
      <text:p text:style-name="P10"/>
      <text:p text:style-name="P10">Format: <text:s/><text:span text:style-name="T1">vpermpd <text:s/>destination, source, control</text:span></text:p>
      <text:p text:style-name="P10"/>
      <text:p text:style-name="P10">The destination register must be a ymm register.</text:p>
      <text:p text:style-name="P10"/>
      <text:p text:style-name="P10">The source must be either a ymm register or 256 bits (32 bytes) of memory.</text:p>
      <text:p text:style-name="P10"/>
      <text:p text:style-name="P10">The control is an immediate 8-bit (1 byte) operand.</text:p>
      <text:p text:style-name="P10"/>
      <text:p text:style-name="P10">This instruction copies the 4 quadwords in the source to the destination according to any reordering scheme desired.</text:p>
      <text:p text:style-name="P10"/>
      <text:p text:style-name="P10"/>
      <text:p text:style-name="P10"/>
      <text:p text:style-name="P11">Example 1</text:p>
      <text:p text:style-name="P10"/>
      <text:p text:style-name="P10">Suppose the source contains quadwords as follows: <text:s/>[ D | C | B | A ].</text:p>
      <text:p text:style-name="P10">Then the quadwords are indexed as follows:</text:p>
      <text:p text:style-name="P1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29">D</text:p>
          </table:table-cell>
          <table:table-cell table:style-name="Table18.A1" office:value-type="string">
            <text:p text:style-name="P29">C</text:p>
          </table:table-cell>
          <table:table-cell table:style-name="Table18.A1" office:value-type="string">
            <text:p text:style-name="P29">B</text:p>
          </table:table-cell>
          <table:table-cell table:style-name="Table18.D1" office:value-type="string">
            <text:p text:style-name="P29">A</text:p>
          </table:table-cell>
        </table:table-row>
        <table:table-row>
          <table:table-cell table:style-name="Table18.A2" office:value-type="string">
            <text:p text:style-name="P29">11</text:p>
          </table:table-cell>
          <table:table-cell table:style-name="Table18.A2" office:value-type="string">
            <text:p text:style-name="P29">10</text:p>
          </table:table-cell>
          <table:table-cell table:style-name="Table18.A2" office:value-type="string">
            <text:p text:style-name="P29">01</text:p>
          </table:table-cell>
          <table:table-cell table:style-name="Table18.D2" office:value-type="string">
            <text:p text:style-name="P29">00</text:p>
          </table:table-cell>
        </table:table-row>
      </table:table>
      <text:p text:style-name="P10"/>
      <text:p text:style-name="P10">Select a desired rearrangement for the destination, say the following:</text:p>
      <text:p text:style-name="P10"/>
      <text:p text:style-name="P10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9">A</text:p>
          </table:table-cell>
          <table:table-cell table:style-name="Table19.A1" office:value-type="string">
            <text:p text:style-name="P29">B</text:p>
          </table:table-cell>
          <table:table-cell table:style-name="Table19.A1" office:value-type="string">
            <text:p text:style-name="P29">A</text:p>
          </table:table-cell>
          <table:table-cell table:style-name="Table19.D1" office:value-type="string">
            <text:p text:style-name="P29">D</text:p>
          </table:table-cell>
        </table:table-row>
        <table:table-row>
          <table:table-cell table:style-name="Table19.A2" office:value-type="string">
            <text:p text:style-name="P29">00</text:p>
          </table:table-cell>
          <table:table-cell table:style-name="Table19.A2" office:value-type="string">
            <text:p text:style-name="P29">01</text:p>
          </table:table-cell>
          <table:table-cell table:style-name="Table19.A2" office:value-type="string">
            <text:p text:style-name="P29">00</text:p>
          </table:table-cell>
          <table:table-cell table:style-name="Table19.D2" office:value-type="string">
            <text:p text:style-name="P29">11</text:p>
          </table:table-cell>
        </table:table-row>
      </table:table>
      <text:p text:style-name="P10"/>
      <text:p text:style-name="P10">Gather the index values from left to right to form the control byte: 00010011 = 0x13</text:p>
      <text:p text:style-name="P10"/>
      <text:p text:style-name="P10">Suppose:<text:tab/>ymm7 <text:s/>= <text:s/>[ D | C | B | A ]</text:p>
      <text:p text:style-name="P10"><text:tab/><text:tab/>control byte = 0x13</text:p>
      <text:p text:style-name="P10"/>
      <text:p text:style-name="P10">Execute:<text:tab/>vpermpd <text:s/>ymm5, ymm7, 0x13</text:p>
      <text:p text:style-name="P10"/>
      <text:p text:style-name="P10">Outcome:<text:tab/>ymm5 <text:s/>= <text:s/>[ A | B | A | D ]</text:p>
      <text:p text:style-name="P10"><text:tab/><text:tab/>ymm7 <text:s/>= <text:s/>no change</text:p>
      <text:p text:style-name="P10"/>
      <text:p text:style-name="P10"/>
      <text:p text:style-name="P11"/>
      <text:p text:style-name="P21">Example 2</text:p>
      <text:p text:style-name="P10"/>
      <text:p text:style-name="P10">Suppose the source contains quadwords as follows: <text:s/>[ D | C | B | A ].</text:p>
      <text:p text:style-name="P10">Then the quadwords are indexed as follows:</text:p>
      <text:p text:style-name="P10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29">D</text:p>
          </table:table-cell>
          <table:table-cell table:style-name="Table20.A1" office:value-type="string">
            <text:p text:style-name="P29">C</text:p>
          </table:table-cell>
          <table:table-cell table:style-name="Table20.A1" office:value-type="string">
            <text:p text:style-name="P29">B</text:p>
          </table:table-cell>
          <table:table-cell table:style-name="Table20.D1" office:value-type="string">
            <text:p text:style-name="P29">A</text:p>
          </table:table-cell>
        </table:table-row>
        <table:table-row>
          <table:table-cell table:style-name="Table20.A2" office:value-type="string">
            <text:p text:style-name="P29">11</text:p>
          </table:table-cell>
          <table:table-cell table:style-name="Table20.A2" office:value-type="string">
            <text:p text:style-name="P29">10</text:p>
          </table:table-cell>
          <table:table-cell table:style-name="Table20.A2" office:value-type="string">
            <text:p text:style-name="P29">01</text:p>
          </table:table-cell>
          <table:table-cell table:style-name="Table20.D2" office:value-type="string">
            <text:p text:style-name="P29">00</text:p>
          </table:table-cell>
        </table:table-row>
      </table:table>
      <text:p text:style-name="P10"/>
      <text:p text:style-name="P10"/>
      <text:p text:style-name="P10">Select a desired rearrangement for the destination, say the following:</text:p>
      <text:p text:style-name="P1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29">A</text:p>
          </table:table-cell>
          <table:table-cell table:style-name="Table21.A1" office:value-type="string">
            <text:p text:style-name="P29">B</text:p>
          </table:table-cell>
          <table:table-cell table:style-name="Table21.A1" office:value-type="string">
            <text:p text:style-name="P29">C</text:p>
          </table:table-cell>
          <table:table-cell table:style-name="Table21.D1" office:value-type="string">
            <text:p text:style-name="P29">D</text:p>
          </table:table-cell>
        </table:table-row>
        <table:table-row>
          <table:table-cell table:style-name="Table21.A2" office:value-type="string">
            <text:p text:style-name="P29">00</text:p>
          </table:table-cell>
          <table:table-cell table:style-name="Table21.A2" office:value-type="string">
            <text:p text:style-name="P29">01</text:p>
          </table:table-cell>
          <table:table-cell table:style-name="Table21.A2" office:value-type="string">
            <text:p text:style-name="P29">10</text:p>
          </table:table-cell>
          <table:table-cell table:style-name="Table21.D2" office:value-type="string">
            <text:p text:style-name="P29">11</text:p>
          </table:table-cell>
        </table:table-row>
      </table:table>
      <text:p text:style-name="P10"/>
      <text:p text:style-name="P10">In other words, the plan is to invert the order of the four quadwords in the source.</text:p>
      <text:p text:style-name="P10"/>
      <text:p text:style-name="P10">The indices in the destination form the bits 00011011 <text:s/>= <text:s/>0x1B</text:p>
      <text:p text:style-name="P10"/>
      <text:p text:style-name="P10">Suppose:<text:tab/>ymm13 <text:s/>= <text:s/>[ Z | Y | X | W ]</text:p>
      <text:p text:style-name="P10"><text:tab/><text:tab/>control byte <text:s/>= <text:s/>0x1B</text:p>
      <text:p text:style-name="P10"/>
      <text:p text:style-name="P10">Execute:<text:tab/>vpermpd <text:s/>ymm12, ymm13, 0x1B</text:p>
      <text:p text:style-name="P10"/>
      <text:p text:style-name="P10">Outcome:<text:tab/>ymm12 <text:s/>= <text:s/>[ A | B | C | D ]</text:p>
      <text:p text:style-name="P10"><text:tab/><text:tab/>ymm13 <text:s/>= <text:s/>no change</text:p>
      <text:p text:style-name="P10"/>
      <text:p text:style-name="P10"/>
      <text:p text:style-name="P11">Example 3</text:p>
      <text:p text:style-name="P10"/>
      <text:p text:style-name="P10">This instruction can be used to implement a right-rotate operation and a left-rotate operation. <text:s/>This example shows how to implement the right-rotation.</text:p>
      <text:p text:style-name="P10"/>
      <text:p text:style-name="P10">Suppose:<text:tab/>The source contains quadwords as follows: <text:s/>[ D | C | B | A ].</text:p>
      <text:p text:style-name="P10"/>
      <text:p text:style-name="P10">Then the quadwords are indexed as follows:</text:p>
      <text:p text:style-name="P10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29">D</text:p>
          </table:table-cell>
          <table:table-cell table:style-name="Table22.A1" office:value-type="string">
            <text:p text:style-name="P29">C</text:p>
          </table:table-cell>
          <table:table-cell table:style-name="Table22.A1" office:value-type="string">
            <text:p text:style-name="P29">B</text:p>
          </table:table-cell>
          <table:table-cell table:style-name="Table22.D1" office:value-type="string">
            <text:p text:style-name="P29">A</text:p>
          </table:table-cell>
        </table:table-row>
        <table:table-row>
          <table:table-cell table:style-name="Table22.A2" office:value-type="string">
            <text:p text:style-name="P29">11</text:p>
          </table:table-cell>
          <table:table-cell table:style-name="Table22.A2" office:value-type="string">
            <text:p text:style-name="P29">10</text:p>
          </table:table-cell>
          <table:table-cell table:style-name="Table22.A2" office:value-type="string">
            <text:p text:style-name="P29">01</text:p>
          </table:table-cell>
          <table:table-cell table:style-name="Table22.D2" office:value-type="string">
            <text:p text:style-name="P29">00</text:p>
          </table:table-cell>
        </table:table-row>
      </table:table>
      <text:p text:style-name="P10"/>
      <text:p text:style-name="P10"/>
      <text:p text:style-name="P10">Select a desired rearrangement for the destination, say the following:</text:p>
      <text:p text:style-name="P1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29">A</text:p>
          </table:table-cell>
          <table:table-cell table:style-name="Table23.A1" office:value-type="string">
            <text:p text:style-name="P29">D</text:p>
          </table:table-cell>
          <table:table-cell table:style-name="Table23.A1" office:value-type="string">
            <text:p text:style-name="P29">C</text:p>
          </table:table-cell>
          <table:table-cell table:style-name="Table23.D1" office:value-type="string">
            <text:p text:style-name="P29">B</text:p>
          </table:table-cell>
        </table:table-row>
        <table:table-row>
          <table:table-cell table:style-name="Table23.A2" office:value-type="string">
            <text:p text:style-name="P29">00</text:p>
          </table:table-cell>
          <table:table-cell table:style-name="Table23.A2" office:value-type="string">
            <text:p text:style-name="P29">11</text:p>
          </table:table-cell>
          <table:table-cell table:style-name="Table23.A2" office:value-type="string">
            <text:p text:style-name="P29">10</text:p>
          </table:table-cell>
          <table:table-cell table:style-name="Table23.D2" office:value-type="string">
            <text:p text:style-name="P29">01</text:p>
          </table:table-cell>
        </table:table-row>
      </table:table>
      <text:p text:style-name="P10"/>
      <text:p text:style-name="P10"><text:soft-page-break/>In other words, the plan is to copy each quadword to the position on its right side except the right-most quadword moves all the way to the far left.</text:p>
      <text:p text:style-name="P10"/>
      <text:p text:style-name="P10">The indices in the destination form the bits 00111001 <text:s/>= <text:s/>0x39</text:p>
      <text:p text:style-name="P10"/>
      <text:p text:style-name="P10">Suppose:<text:tab/>ymm10 <text:s/>= <text:s/>[ K | L | M | N ]</text:p>
      <text:p text:style-name="P10"><text:tab/><text:tab/>control byte <text:s/>= <text:s/>0x39</text:p>
      <text:p text:style-name="P10"/>
      <text:p text:style-name="P10">Execute:<text:tab/>vpermpd <text:s/>ymm10, ymm10, 0x39</text:p>
      <text:p text:style-name="P10"/>
      <text:p text:style-name="P10">Outcome:<text:tab/>ymm10 <text:s/>= <text:s/>[ N | K | L | M ]</text:p>
      <text:p text:style-name="P10"/>
      <text:p text:style-name="P10">Success. <text:s/>There is the right rotate operation!</text:p>
      <text:p text:style-name="P10"/>
      <text:p text:style-name="P10"/>
      <text:p text:style-name="P10">Exercise: <text:s/>Demonstrate the left rotate operation.</text:p>
      <text:p text:style-name="P9"/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Chapter 5: AVX512 instructions</text:p>
      <text:p text:style-name="P10"/>
      <text:p text:style-name="P10"/>
      <text:p text:style-name="P10"/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17.A1" table:number-columns-spanned="3" office:value-type="string">
              <text:p text:style-name="P33">AVX512 Initial Processors</text:p>
            </table:table-cell>
            <table:covered-table-cell/>
            <table:covered-table-cell/>
          </table:table-row>
        </table:table-header-rows>
        <table:table-row>
          <table:table-cell table:style-name="Table17.A2" office:value-type="string">
            <text:p text:style-name="P29">Manufacturer</text:p>
          </table:table-cell>
          <table:table-cell table:style-name="Table17.A2" office:value-type="string">
            <text:p text:style-name="P29">Processor</text:p>
          </table:table-cell>
          <table:table-cell table:style-name="Table17.C2" office:value-type="string">
            <text:p text:style-name="P29">Date released</text:p>
          </table:table-cell>
        </table:table-row>
        <table:table-row>
          <table:table-cell table:style-name="Table17.A2" office:value-type="string">
            <text:p text:style-name="P29">Intel</text:p>
          </table:table-cell>
          <table:table-cell table:style-name="Table17.A2" office:value-type="string">
            <text:p text:style-name="P29">Knight's Landing</text:p>
          </table:table-cell>
          <table:table-cell table:style-name="Table17.C2" office:value-type="string">
            <text:p text:style-name="P29">2015</text:p>
          </table:table-cell>
        </table:table-row>
        <table:table-row>
          <table:table-cell table:style-name="Table17.A2" office:value-type="string">
            <text:p text:style-name="P29">AMD</text:p>
          </table:table-cell>
          <table:table-cell table:style-name="Table17.A2" office:value-type="string">
            <text:p text:style-name="P29">&lt;not yet announced&gt;</text:p>
          </table:table-cell>
          <table:table-cell table:style-name="Table17.C2" office:value-type="string">
            <text:p text:style-name="P29">&lt;not yet announced&gt;</text:p>
          </table:table-cell>
        </table:table-row>
      </table:table>
      <text:p text:style-name="P10"/>
      <text:p text:style-name="P3">Information obtained from Wikipedia</text:p>
      <text:p text:style-name="P10"/>
      <text:p text:style-name="P10"/>
      <text:p text:style-name="P10"/>
      <text:p text:style-name="P10">In development for the assembly programmers of Spring 2015.</text:p>
      <text:p text:style-name="P17">Planned future additions to this document.</text:p>
      <text:p text:style-name="P7"/>
      <text:p text:style-name="P9">Instructions waiting for inclusion in this report:</text:p>
      <text:p text:style-name="P9"/>
      <text:p text:style-name="P9">movupd </text:p>
      <text:p text:style-name="P9"/>
      <text:p text:style-name="P9">cvtpd2si <text:s text:c="2"/>[Vector convert double precision values to quadword integer vales.]</text:p>
      <text:p text:style-name="P9">cvtsd2si <text:s text:c="2"/>[Convert one double precision value to a one quadword integer value.]</text:p>
      <text:p text:style-name="P9"/>
      <text:p text:style-name="P9">vmaskmovp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22:10:05</meta:creation-date>
    <dc:date>2014-10-14T23:44:44</dc:date>
    <meta:editing-duration>PT8H56M3S</meta:editing-duration>
    <meta:editing-cycles>77</meta:editing-cycles>
    <meta:generator>LibreOffice/3.5$Linux_X86_64 LibreOffice_project/350m1$Build-2</meta:generator>
    <meta:print-date>2014-10-06T18:50:43</meta:print-date>
    <meta:document-statistic meta:table-count="24" meta:image-count="0" meta:object-count="0" meta:page-count="33" meta:paragraph-count="1019" meta:word-count="5081" meta:character-count="23957" meta:non-whitespace-character-count="19461"/>
  </office:meta>
</office:document-meta>
</file>